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5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8572" table:style-name="ce36">
            <text:p><text:s text:c="2"/>18 572</text:p>
          </table:table-cell>
          <table:table-cell office:value-type="float" office:value="2101" table:style-name="ce36">
            <text:p><text:s text:c="2"/>2 101</text:p>
          </table:table-cell>
          <table:table-cell office:value-type="float" office:value="1042" table:style-name="ce36">
            <text:p><text:s text:c="2"/>1 042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15149" table:style-name="ce36">
            <text:p><text:s text:c="2"/>15 14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3974" table:style-name="ce36">
            <text:p><text:s text:c="2"/>33 974</text:p>
          </table:table-cell>
          <table:table-cell office:value-type="float" office:value="4743" table:style-name="ce36">
            <text:p><text:s text:c="2"/>4 743</text:p>
          </table:table-cell>
          <table:table-cell office:value-type="float" office:value="1886" table:style-name="ce36">
            <text:p><text:s text:c="2"/>1 8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-63" table:style-name="ce36">
            <text:p><text:s/>(-) <text:s text:c="2"/>63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7279" table:style-name="ce36">
            <text:p><text:s text:c="2"/>27 27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929" table:style-name="ce36">
            <text:p><text:s text:c="2"/>9 929</text:p>
          </table:table-cell>
          <table:table-cell office:value-type="float" office:value="629" table:style-name="ce36">
            <text:p><text:s text:c="3"/>629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8918" table:style-name="ce36">
            <text:p><text:s text:c="2"/>8 91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7355" table:style-name="ce36">
            <text:p><text:s text:c="2"/>47 3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0" table:style-name="ce36">
            <text:p><text:s text:c="2"/>2 3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1149" table:style-name="ce36">
            <text:p><text:s text:c="2"/>1 149</text:p>
          </table:table-cell>
          <table:table-cell office:value-type="float" office:value="1193" table:style-name="ce36">
            <text:p><text:s text:c="2"/>1 193</text:p>
          </table:table-cell>
          <table:table-cell office:value-type="float" office:value="43842" table:style-name="ce36">
            <text:p><text:s text:c="2"/>43 84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09648" table:style-name="ce36">
            <text:p><text:s text:c="2"/>109 648</text:p>
          </table:table-cell>
          <table:table-cell office:value-type="float" office:value="4094" table:style-name="ce36">
            <text:p><text:s text:c="2"/>4 094</text:p>
          </table:table-cell>
          <table:table-cell office:value-type="float" office:value="2339" table:style-name="ce36">
            <text:p><text:s text:c="2"/>2 3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366" table:style-name="ce36">
            <text:p><text:s text:c="3"/>366</text:p>
          </table:table-cell>
          <table:table-cell office:value-type="float" office:value="102849" table:style-name="ce36">
            <text:p><text:s text:c="2"/>102 84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70895" table:style-name="ce37">
            <text:p><text:s text:c="2"/>70 895</text:p>
          </table:table-cell>
          <table:table-cell office:value-type="float" office:value="15330" table:style-name="ce37">
            <text:p><text:s text:c="2"/>15 330</text:p>
          </table:table-cell>
          <table:table-cell office:value-type="float" office:value="1321" table:style-name="ce37">
            <text:p><text:s text:c="2"/>1 321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5" table:style-name="ce37">
            <text:p><text:s text:c="2"/>1 675</text:p>
          </table:table-cell>
          <table:table-cell office:value-type="float" office:value="-23" table:style-name="ce37">
            <text:p><text:s/>(-) <text:s text:c="2"/>23</text:p>
          </table:table-cell>
          <table:table-cell office:value-type="float" office:value="1764" table:style-name="ce37">
            <text:p><text:s text:c="2"/>1 764</text:p>
          </table:table-cell>
          <table:table-cell office:value-type="float" office:value="52480" table:style-name="ce37">
            <text:p><text:s text:c="2"/>52 48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439" table:style-name="ce37">
            <text:p><text:s text:c="2"/>9 439</text:p>
          </table:table-cell>
          <table:table-cell office:value-type="float" office:value="2985" table:style-name="ce37">
            <text:p><text:s text:c="2"/>2 985</text:p>
          </table:table-cell>
          <table:table-cell office:value-type="float" office:value="673" table:style-name="ce37">
            <text:p><text:s text:c="3"/>67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5681" table:style-name="ce37">
            <text:p><text:s text:c="2"/>5 68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6010" table:style-name="ce37">
            <text:p><text:s text:c="2"/>16 010</text:p>
          </table:table-cell>
          <table:table-cell office:value-type="float" office:value="962" table:style-name="ce37">
            <text:p><text:s text:c="3"/>962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-231" table:style-name="ce37">
            <text:p><text:s/>(-) <text:s text:c="2"/>231</text:p>
          </table:table-cell>
          <table:table-cell office:value-type="float" office:value="-200" table:style-name="ce37">
            <text:p><text:s/>(-) <text:s text:c="2"/>200</text:p>
          </table:table-cell>
          <table:table-cell office:value-type="float" office:value="15076" table:style-name="ce37">
            <text:p><text:s text:c="2"/>15 07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9039" table:style-name="ce37">
            <text:p><text:s text:c="2"/>29 039</text:p>
          </table:table-cell>
          <table:table-cell office:value-type="float" office:value="6558" table:style-name="ce37">
            <text:p><text:s text:c="2"/>6 558</text:p>
          </table:table-cell>
          <table:table-cell office:value-type="float" office:value="573" table:style-name="ce37">
            <text:p><text:s text:c="3"/>573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4" table:style-name="ce37">
            <text:p><text:s text:c="3"/>824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1258" table:style-name="ce37">
            <text:p><text:s text:c="2"/>1 258</text:p>
          </table:table-cell>
          <table:table-cell office:value-type="float" office:value="20650" table:style-name="ce37">
            <text:p><text:s text:c="2"/>20 65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67867" table:style-name="ce37">
            <text:p><text:s text:c="2"/>67 867</text:p>
          </table:table-cell>
          <table:table-cell office:value-type="float" office:value="4770" table:style-name="ce37">
            <text:p><text:s text:c="2"/>4 770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5" table:style-name="ce37">
            <text:p><text:s text:c="3"/>995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1878" table:style-name="ce37">
            <text:p><text:s text:c="2"/>1 878</text:p>
          </table:table-cell>
          <table:table-cell office:value-type="float" office:value="61115" table:style-name="ce37">
            <text:p><text:s text:c="2"/>61 11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0491" table:style-name="ce36">
            <text:p><text:s text:c="2"/>30 491</text:p>
          </table:table-cell>
          <table:table-cell office:value-type="float" office:value="4507" table:style-name="ce36">
            <text:p><text:s text:c="2"/>4 507</text:p>
          </table:table-cell>
          <table:table-cell office:value-type="float" office:value="898" table:style-name="ce36">
            <text:p><text:s text:c="3"/>8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237" table:style-name="ce36">
            <text:p><text:s text:c="3"/>237</text:p>
          </table:table-cell>
          <table:table-cell office:value-type="float" office:value="495" table:style-name="ce36">
            <text:p><text:s text:c="3"/>495</text:p>
          </table:table-cell>
          <table:table-cell office:value-type="float" office:value="24591" table:style-name="ce36">
            <text:p><text:s text:c="2"/>24 59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9839" table:style-name="ce36">
            <text:p><text:s text:c="2"/>9 839</text:p>
          </table:table-cell>
          <table:table-cell office:value-type="float" office:value="580" table:style-name="ce36">
            <text:p><text:s text:c="3"/>58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9065" table:style-name="ce36">
            <text:p><text:s text:c="2"/>9 06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6193" table:style-name="ce36">
            <text:p><text:s text:c="2"/>26 193</text:p>
          </table:table-cell>
          <table:table-cell office:value-type="float" office:value="2507" table:style-name="ce36">
            <text:p><text:s text:c="2"/>2 507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977" table:style-name="ce36">
            <text:p><text:s text:c="3"/>977</text:p>
          </table:table-cell>
          <table:table-cell office:value-type="float" office:value="22556" table:style-name="ce36">
            <text:p><text:s text:c="2"/>22 55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8366" table:style-name="ce36">
            <text:p><text:s text:c="2"/>28 366</text:p>
          </table:table-cell>
          <table:table-cell office:value-type="float" office:value="3150" table:style-name="ce36">
            <text:p><text:s text:c="2"/>3 150</text:p>
          </table:table-cell>
          <table:table-cell office:value-type="float" office:value="454" table:style-name="ce36">
            <text:p><text:s text:c="3"/>454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8" table:style-name="ce36">
            <text:p><text:s text:c="2"/>1 578</text:p>
          </table:table-cell>
          <table:table-cell office:value-type="float" office:value="452" table:style-name="ce36">
            <text:p><text:s text:c="3"/>452</text:p>
          </table:table-cell>
          <table:table-cell office:value-type="float" office:value="2074" table:style-name="ce36">
            <text:p><text:s text:c="2"/>2 074</text:p>
          </table:table-cell>
          <table:table-cell office:value-type="float" office:value="22688" table:style-name="ce36">
            <text:p><text:s text:c="2"/>22 688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6608" table:style-name="ce36">
            <text:p><text:s text:c="2"/>16 608</text:p>
          </table:table-cell>
          <table:table-cell office:value-type="float" office:value="2609" table:style-name="ce36">
            <text:p><text:s text:c="2"/>2 609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9" table:style-name="ce36">
            <text:p><text:s text:c="3"/>949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1150" table:style-name="ce36">
            <text:p><text:s text:c="2"/>1 150</text:p>
          </table:table-cell>
          <table:table-cell office:value-type="float" office:value="12783" table:style-name="ce36">
            <text:p><text:s text:c="2"/>12 78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8612" table:style-name="ce37">
            <text:p><text:s text:c="2"/>8 6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4" table:style-name="ce37">
            <text:p><text:s text:c="3"/>9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58" table:style-name="ce37">
            <text:p><text:s text:c="2"/>7 65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5391" table:style-name="ce37">
            <text:p><text:s text:c="2"/>25 391</text:p>
          </table:table-cell>
          <table:table-cell office:value-type="float" office:value="3934" table:style-name="ce37">
            <text:p><text:s text:c="2"/>3 934</text:p>
          </table:table-cell>
          <table:table-cell office:value-type="float" office:value="1637" table:style-name="ce37">
            <text:p><text:s text:c="2"/>1 637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9" table:style-name="ce37">
            <text:p><text:s text:c="2"/>1 109</text:p>
          </table:table-cell>
          <table:table-cell office:value-type="float" office:value="464" table:style-name="ce37">
            <text:p><text:s text:c="3"/>464</text:p>
          </table:table-cell>
          <table:table-cell office:value-type="float" office:value="1589" table:style-name="ce37">
            <text:p><text:s text:c="2"/>1 589</text:p>
          </table:table-cell>
          <table:table-cell office:value-type="float" office:value="18231" table:style-name="ce37">
            <text:p><text:s text:c="2"/>18 23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66160" table:style-name="ce37">
            <text:p><text:s text:c="2"/>266 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39" table:style-name="ce37">
            <text:p><text:s text:c="2"/>3 139</text:p>
          </table:table-cell>
          <table:table-cell office:value-type="float" office:value="3139" table:style-name="ce37">
            <text:p><text:s text:c="2"/>3 139</text:p>
          </table:table-cell>
          <table:table-cell office:value-type="float" office:value="262166" table:style-name="ce37">
            <text:p><text:s text:c="2"/>262 16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83198" table:style-name="ce37">
            <text:p><text:s text:c="2"/>83 198</text:p>
          </table:table-cell>
          <table:table-cell office:value-type="float" office:value="6658" table:style-name="ce37">
            <text:p><text:s text:c="2"/>6 658</text:p>
          </table:table-cell>
          <table:table-cell office:value-type="float" office:value="2314" table:style-name="ce37">
            <text:p><text:s text:c="2"/>2 3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74024" table:style-name="ce37">
            <text:p><text:s text:c="2"/>74 02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0901" table:style-name="ce37">
            <text:p><text:s text:c="2"/>20 901</text:p>
          </table:table-cell>
          <table:table-cell office:value-type="float" office:value="2164" table:style-name="ce37">
            <text:p><text:s text:c="2"/>2 164</text:p>
          </table:table-cell>
          <table:table-cell office:value-type="float" office:value="941" table:style-name="ce37">
            <text:p><text:s text:c="3"/>94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8" table:style-name="ce37">
            <text:p><text:s text:c="3"/>428</text:p>
          </table:table-cell>
          <table:table-cell office:value-type="float" office:value="431" table:style-name="ce37">
            <text:p><text:s text:c="3"/>431</text:p>
          </table:table-cell>
          <table:table-cell office:value-type="float" office:value="17365" table:style-name="ce37">
            <text:p><text:s text:c="2"/>17 36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49310" table:style-name="ce36">
            <text:p><text:s text:c="2"/>149 310</text:p>
          </table:table-cell>
          <table:table-cell office:value-type="float" office:value="29952" table:style-name="ce36">
            <text:p><text:s text:c="2"/>29 952</text:p>
          </table:table-cell>
          <table:table-cell office:value-type="float" office:value="1228" table:style-name="ce36">
            <text:p><text:s text:c="2"/>1 22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14" table:style-name="ce36">
            <text:p><text:s text:c="2"/>9 614</text:p>
          </table:table-cell>
          <table:table-cell office:value-type="float" office:value="1053" table:style-name="ce36">
            <text:p><text:s text:c="2"/>1 053</text:p>
          </table:table-cell>
          <table:table-cell office:value-type="float" office:value="10700" table:style-name="ce36">
            <text:p><text:s text:c="2"/>10 700</text:p>
          </table:table-cell>
          <table:table-cell office:value-type="float" office:value="107430" table:style-name="ce36">
            <text:p><text:s text:c="2"/>107 43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6339" table:style-name="ce36">
            <text:p><text:s text:c="2"/>16 339</text:p>
          </table:table-cell>
          <table:table-cell office:value-type="float" office:value="1737" table:style-name="ce36">
            <text:p><text:s text:c="2"/>1 737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3" table:style-name="ce36">
            <text:p><text:s text:c="3"/>693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743" table:style-name="ce36">
            <text:p><text:s text:c="3"/>743</text:p>
          </table:table-cell>
          <table:table-cell office:value-type="float" office:value="13756" table:style-name="ce36">
            <text:p><text:s text:c="2"/>13 75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59588" table:style-name="ce36">
            <text:p><text:s text:c="2"/>59 588</text:p>
          </table:table-cell>
          <table:table-cell office:value-type="float" office:value="8079" table:style-name="ce36">
            <text:p><text:s text:c="2"/>8 079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87" table:style-name="ce36">
            <text:p><text:s text:c="2"/>3 187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3305" table:style-name="ce36">
            <text:p><text:s text:c="2"/>3 305</text:p>
          </table:table-cell>
          <table:table-cell office:value-type="float" office:value="47527" table:style-name="ce36">
            <text:p><text:s text:c="2"/>47 5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9673" table:style-name="ce36">
            <text:p><text:s text:c="2"/>9 673</text:p>
          </table:table-cell>
          <table:table-cell office:value-type="float" office:value="1760" table:style-name="ce36">
            <text:p><text:s text:c="2"/>1 76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892" table:style-name="ce36">
            <text:p><text:s text:c="3"/>892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1195" table:style-name="ce36">
            <text:p><text:s text:c="2"/>1 195</text:p>
          </table:table-cell>
          <table:table-cell office:value-type="float" office:value="6636" table:style-name="ce36">
            <text:p><text:s text:c="2"/>6 63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9531" table:style-name="ce36">
            <text:p><text:s text:c="2"/>29 531</text:p>
          </table:table-cell>
          <table:table-cell office:value-type="float" office:value="5668" table:style-name="ce36">
            <text:p><text:s text:c="2"/>5 668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64" table:style-name="ce36">
            <text:p><text:s text:c="2"/>2 364</text:p>
          </table:table-cell>
          <table:table-cell office:value-type="float" office:value="695" table:style-name="ce36">
            <text:p><text:s text:c="3"/>695</text:p>
          </table:table-cell>
          <table:table-cell office:value-type="float" office:value="3059" table:style-name="ce36">
            <text:p><text:s text:c="2"/>3 059</text:p>
          </table:table-cell>
          <table:table-cell office:value-type="float" office:value="20317" table:style-name="ce36">
            <text:p><text:s text:c="2"/>20 31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68146" table:style-name="ce37">
            <text:p><text:s text:c="2"/>68 146</text:p>
          </table:table-cell>
          <table:table-cell office:value-type="float" office:value="14392" table:style-name="ce37">
            <text:p><text:s text:c="2"/>14 392</text:p>
          </table:table-cell>
          <table:table-cell office:value-type="float" office:value="463" table:style-name="ce37">
            <text:p><text:s text:c="3"/>463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265" table:style-name="ce37">
            <text:p><text:s text:c="3"/>265</text:p>
          </table:table-cell>
          <table:table-cell office:value-type="float" office:value="7220" table:style-name="ce37">
            <text:p><text:s text:c="2"/>7 220</text:p>
          </table:table-cell>
          <table:table-cell office:value-type="float" office:value="1470" table:style-name="ce37">
            <text:p><text:s text:c="2"/>1 470</text:p>
          </table:table-cell>
          <table:table-cell office:value-type="float" office:value="9023" table:style-name="ce37">
            <text:p><text:s text:c="2"/>9 023</text:p>
          </table:table-cell>
          <table:table-cell office:value-type="float" office:value="44268" table:style-name="ce37">
            <text:p><text:s text:c="2"/>44 26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2804" table:style-name="ce38">
            <text:p><text:s text:c="2"/>42 804</text:p>
          </table:table-cell>
          <table:table-cell office:value-type="float" office:value="6548" table:style-name="ce38">
            <text:p><text:s text:c="2"/>6 548</text:p>
          </table:table-cell>
          <table:table-cell office:value-type="float" office:value="1598" table:style-name="ce38">
            <text:p><text:s text:c="2"/>1 59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1124" table:style-name="ce38">
            <text:p><text:s text:c="2"/>1 124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1249" table:style-name="ce38">
            <text:p><text:s text:c="2"/>1 249</text:p>
          </table:table-cell>
          <table:table-cell office:value-type="float" office:value="33409" table:style-name="ce38">
            <text:p><text:s text:c="2"/>33 40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9759" table:style-name="ce37">
            <text:p><text:s text:c="2"/>39 759</text:p>
          </table:table-cell>
          <table:table-cell office:value-type="float" office:value="10597" table:style-name="ce37">
            <text:p><text:s text:c="2"/>10 597</text:p>
          </table:table-cell>
          <table:table-cell office:value-type="float" office:value="396" table:style-name="ce37">
            <text:p><text:s text:c="3"/>396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23" table:style-name="ce37">
            <text:p><text:s text:c="2"/>4 223</text:p>
          </table:table-cell>
          <table:table-cell office:value-type="float" office:value="688" table:style-name="ce37">
            <text:p><text:s text:c="3"/>688</text:p>
          </table:table-cell>
          <table:table-cell office:value-type="float" office:value="5098" table:style-name="ce37">
            <text:p><text:s text:c="2"/>5 098</text:p>
          </table:table-cell>
          <table:table-cell office:value-type="float" office:value="23668" table:style-name="ce37">
            <text:p><text:s text:c="2"/>23 66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9497" table:style-name="ce37">
            <text:p><text:s text:c="2"/>69 497</text:p>
          </table:table-cell>
          <table:table-cell office:value-type="float" office:value="5917" table:style-name="ce37">
            <text:p><text:s text:c="2"/>5 917</text:p>
          </table:table-cell>
          <table:table-cell office:value-type="float" office:value="1810" table:style-name="ce37">
            <text:p><text:s text:c="2"/>1 810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12" table:style-name="ce37">
            <text:p><text:s text:c="2"/>2 612</text:p>
          </table:table-cell>
          <table:table-cell office:value-type="float" office:value="1083" table:style-name="ce37">
            <text:p><text:s text:c="2"/>1 083</text:p>
          </table:table-cell>
          <table:table-cell office:value-type="float" office:value="3840" table:style-name="ce37">
            <text:p><text:s text:c="2"/>3 840</text:p>
          </table:table-cell>
          <table:table-cell office:value-type="float" office:value="57930" table:style-name="ce37">
            <text:p><text:s text:c="2"/>57 930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6350" table:style-name="ce37">
            <text:p><text:s text:c="2"/>16 350</text:p>
          </table:table-cell>
          <table:table-cell office:value-type="float" office:value="4330" table:style-name="ce37">
            <text:p><text:s text:c="2"/>4 330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0" table:style-name="ce37">
            <text:p><text:s text:c="2"/>1 600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1697" table:style-name="ce37">
            <text:p><text:s text:c="2"/>1 697</text:p>
          </table:table-cell>
          <table:table-cell office:value-type="float" office:value="10122" table:style-name="ce37">
            <text:p><text:s text:c="2"/>10 1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0768" table:style-name="ce36">
            <text:p><text:s text:c="2"/>20 768</text:p>
          </table:table-cell>
          <table:table-cell office:value-type="float" office:value="6413" table:style-name="ce36">
            <text:p><text:s text:c="2"/>6 413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2" table:style-name="ce36">
            <text:p><text:s text:c="2"/>1 042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1499" table:style-name="ce36">
            <text:p><text:s text:c="2"/>1 499</text:p>
          </table:table-cell>
          <table:table-cell office:value-type="float" office:value="12480" table:style-name="ce36">
            <text:p><text:s text:c="2"/>12 48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48370" table:style-name="ce36">
            <text:p><text:s text:c="2"/>48 370</text:p>
          </table:table-cell>
          <table:table-cell office:value-type="float" office:value="11327" table:style-name="ce36">
            <text:p><text:s text:c="2"/>11 327</text:p>
          </table:table-cell>
          <table:table-cell office:value-type="float" office:value="746" table:style-name="ce36">
            <text:p><text:s text:c="3"/>746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302" table:style-name="ce36">
            <text:p><text:s text:c="2"/>2 302</text:p>
          </table:table-cell>
          <table:table-cell office:value-type="float" office:value="954" table:style-name="ce36">
            <text:p><text:s text:c="3"/>954</text:p>
          </table:table-cell>
          <table:table-cell office:value-type="float" office:value="3281" table:style-name="ce36">
            <text:p><text:s text:c="2"/>3 281</text:p>
          </table:table-cell>
          <table:table-cell office:value-type="float" office:value="33016" table:style-name="ce36">
            <text:p><text:s text:c="2"/>33 01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2201" table:style-name="ce36">
            <text:p><text:s text:c="2"/>42 201</text:p>
          </table:table-cell>
          <table:table-cell office:value-type="float" office:value="7209" table:style-name="ce36">
            <text:p><text:s text:c="2"/>7 209</text:p>
          </table:table-cell>
          <table:table-cell office:value-type="float" office:value="1162" table:style-name="ce36">
            <text:p><text:s text:c="2"/>1 162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1663" table:style-name="ce36">
            <text:p><text:s text:c="2"/>1 663</text:p>
          </table:table-cell>
          <table:table-cell office:value-type="float" office:value="838" table:style-name="ce36">
            <text:p><text:s text:c="3"/>838</text:p>
          </table:table-cell>
          <table:table-cell office:value-type="float" office:value="2696" table:style-name="ce36">
            <text:p><text:s text:c="2"/>2 696</text:p>
          </table:table-cell>
          <table:table-cell office:value-type="float" office:value="31134" table:style-name="ce36">
            <text:p><text:s text:c="2"/>31 1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3460" table:style-name="ce36">
            <text:p><text:s text:c="2"/>163 460</text:p>
          </table:table-cell>
          <table:table-cell office:value-type="float" office:value="47110" table:style-name="ce36">
            <text:p><text:s text:c="2"/>47 110</text:p>
          </table:table-cell>
          <table:table-cell office:value-type="float" office:value="846" table:style-name="ce36">
            <text:p><text:s text:c="3"/>846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14397" table:style-name="ce36">
            <text:p><text:s text:c="2"/>14 397</text:p>
          </table:table-cell>
          <table:table-cell office:value-type="float" office:value="2455" table:style-name="ce36">
            <text:p><text:s text:c="2"/>2 455</text:p>
          </table:table-cell>
          <table:table-cell office:value-type="float" office:value="17584" table:style-name="ce36">
            <text:p><text:s text:c="2"/>17 584</text:p>
          </table:table-cell>
          <table:table-cell office:value-type="float" office:value="97920" table:style-name="ce36">
            <text:p><text:s text:c="2"/>97 92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23766" table:style-name="ce36">
            <text:p><text:s text:c="2"/>123 766</text:p>
          </table:table-cell>
          <table:table-cell office:value-type="float" office:value="20545" table:style-name="ce36">
            <text:p><text:s text:c="2"/>20 545</text:p>
          </table:table-cell>
          <table:table-cell office:value-type="float" office:value="1907" table:style-name="ce36">
            <text:p><text:s text:c="2"/>1 907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4744" table:style-name="ce36">
            <text:p><text:s text:c="2"/>4 744</text:p>
          </table:table-cell>
          <table:table-cell office:value-type="float" office:value="11888" table:style-name="ce36">
            <text:p><text:s text:c="2"/>11 888</text:p>
          </table:table-cell>
          <table:table-cell office:value-type="float" office:value="8807" table:style-name="ce36">
            <text:p><text:s text:c="2"/>8 807</text:p>
          </table:table-cell>
          <table:table-cell office:value-type="float" office:value="25675" table:style-name="ce36">
            <text:p><text:s text:c="2"/>25 675</text:p>
          </table:table-cell>
          <table:table-cell office:value-type="float" office:value="75639" table:style-name="ce36">
            <text:p><text:s text:c="2"/>75 63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0101" table:style-name="ce37">
            <text:p><text:s text:c="2"/>30 101</text:p>
          </table:table-cell>
          <table:table-cell office:value-type="float" office:value="2507" table:style-name="ce37">
            <text:p><text:s text:c="2"/>2 507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3600" table:style-name="ce37">
            <text:p><text:s text:c="2"/>3 600</text:p>
          </table:table-cell>
          <table:table-cell office:value-type="float" office:value="3657" table:style-name="ce37">
            <text:p><text:s text:c="2"/>3 657</text:p>
          </table:table-cell>
          <table:table-cell office:value-type="float" office:value="828" table:style-name="ce37">
            <text:p><text:s text:c="3"/>828</text:p>
          </table:table-cell>
          <table:table-cell office:value-type="float" office:value="8093" table:style-name="ce37">
            <text:p><text:s text:c="2"/>8 093</text:p>
          </table:table-cell>
          <table:table-cell office:value-type="float" office:value="19473" table:style-name="ce37">
            <text:p><text:s text:c="2"/>19 47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2846" table:style-name="ce37">
            <text:p><text:s text:c="2"/>12 846</text:p>
          </table:table-cell>
          <table:table-cell office:value-type="float" office:value="2044" table:style-name="ce37">
            <text:p><text:s text:c="2"/>2 044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4" table:style-name="ce37">
            <text:p><text:s text:c="3"/>334</text:p>
          </table:table-cell>
          <table:table-cell office:value-type="float" office:value="345" table:style-name="ce37">
            <text:p><text:s text:c="3"/>345</text:p>
          </table:table-cell>
          <table:table-cell office:value-type="float" office:value="894" table:style-name="ce37">
            <text:p><text:s text:c="3"/>894</text:p>
          </table:table-cell>
          <table:table-cell office:value-type="float" office:value="9767" table:style-name="ce37">
            <text:p><text:s text:c="2"/>9 76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5526" table:style-name="ce37">
            <text:p><text:s text:c="2"/>25 526</text:p>
          </table:table-cell>
          <table:table-cell office:value-type="float" office:value="4431" table:style-name="ce37">
            <text:p><text:s text:c="2"/>4 431</text:p>
          </table:table-cell>
          <table:table-cell office:value-type="float" office:value="305" table:style-name="ce37">
            <text:p><text:s text:c="3"/>305</text:p>
          </table:table-cell>
          <table:table-cell office:value-type="float" office:value="843" table:style-name="ce37">
            <text:p><text:s text:c="3"/>843</text:p>
          </table:table-cell>
          <table:table-cell office:value-type="float" office:value="62" table:style-name="ce37">
            <text:p><text:s text:c="3"/>62</text:p>
          </table:table-cell>
          <table:table-cell office:value-type="float" office:value="923" table:style-name="ce37">
            <text:p><text:s text:c="3"/>923</text:p>
          </table:table-cell>
          <table:table-cell office:value-type="float" office:value="783" table:style-name="ce37">
            <text:p><text:s text:c="3"/>783</text:p>
          </table:table-cell>
          <table:table-cell office:value-type="float" office:value="2611" table:style-name="ce37">
            <text:p><text:s text:c="2"/>2 611</text:p>
          </table:table-cell>
          <table:table-cell office:value-type="float" office:value="18179" table:style-name="ce37">
            <text:p><text:s text:c="2"/>18 17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2539" table:style-name="ce37">
            <text:p><text:s text:c="2"/>42 539</text:p>
          </table:table-cell>
          <table:table-cell office:value-type="float" office:value="12424" table:style-name="ce37">
            <text:p><text:s text:c="2"/>12 424</text:p>
          </table:table-cell>
          <table:table-cell office:value-type="float" office:value="419" table:style-name="ce37">
            <text:p><text:s text:c="3"/>419</text:p>
          </table:table-cell>
          <table:table-cell office:value-type="float" office:value="586" table:style-name="ce37">
            <text:p><text:s text:c="3"/>586</text:p>
          </table:table-cell>
          <table:table-cell office:value-type="float" office:value="264" table:style-name="ce37">
            <text:p><text:s text:c="3"/>264</text:p>
          </table:table-cell>
          <table:table-cell office:value-type="float" office:value="4001" table:style-name="ce37">
            <text:p><text:s text:c="2"/>4 001</text:p>
          </table:table-cell>
          <table:table-cell office:value-type="float" office:value="735" table:style-name="ce37">
            <text:p><text:s text:c="3"/>735</text:p>
          </table:table-cell>
          <table:table-cell office:value-type="float" office:value="5586" table:style-name="ce37">
            <text:p><text:s text:c="2"/>5 586</text:p>
          </table:table-cell>
          <table:table-cell office:value-type="float" office:value="24110" table:style-name="ce37">
            <text:p><text:s text:c="2"/>24 110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40839" table:style-name="ce38">
            <text:p><text:s text:c="2"/>140 839</text:p>
          </table:table-cell>
          <table:table-cell office:value-type="float" office:value="49010" table:style-name="ce38">
            <text:p><text:s text:c="2"/>49 010</text:p>
          </table:table-cell>
          <table:table-cell office:value-type="float" office:value="1159" table:style-name="ce38">
            <text:p><text:s text:c="2"/>1 159</text:p>
          </table:table-cell>
          <table:table-cell office:value-type="float" office:value="2179" table:style-name="ce38">
            <text:p><text:s text:c="2"/>2 1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00" table:style-name="ce38">
            <text:p><text:s text:c="2"/>17 500</text:p>
          </table:table-cell>
          <table:table-cell office:value-type="float" office:value="1951" table:style-name="ce38">
            <text:p><text:s text:c="2"/>1 951</text:p>
          </table:table-cell>
          <table:table-cell office:value-type="float" office:value="21630" table:style-name="ce38">
            <text:p><text:s text:c="2"/>21 630</text:p>
          </table:table-cell>
          <table:table-cell office:value-type="float" office:value="69040" table:style-name="ce38">
            <text:p><text:s text:c="2"/>69 04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66842" table:style-name="ce36">
            <text:p><text:s text:c="2"/>66 842</text:p>
          </table:table-cell>
          <table:table-cell office:value-type="float" office:value="16564" table:style-name="ce36">
            <text:p><text:s text:c="2"/>16 564</text:p>
          </table:table-cell>
          <table:table-cell office:value-type="float" office:value="670" table:style-name="ce36">
            <text:p><text:s text:c="3"/>670</text:p>
          </table:table-cell>
          <table:table-cell office:value-type="float" office:value="799" table:style-name="ce36">
            <text:p><text:s text:c="3"/>799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7372" table:style-name="ce36">
            <text:p><text:s text:c="2"/>7 372</text:p>
          </table:table-cell>
          <table:table-cell office:value-type="float" office:value="1065" table:style-name="ce36">
            <text:p><text:s text:c="2"/>1 065</text:p>
          </table:table-cell>
          <table:table-cell office:value-type="float" office:value="9468" table:style-name="ce36">
            <text:p><text:s text:c="2"/>9 468</text:p>
          </table:table-cell>
          <table:table-cell office:value-type="float" office:value="40140" table:style-name="ce36">
            <text:p><text:s text:c="2"/>40 14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6223" table:style-name="ce36">
            <text:p><text:s text:c="2"/>36 223</text:p>
          </table:table-cell>
          <table:table-cell office:value-type="float" office:value="6341" table:style-name="ce36">
            <text:p><text:s text:c="2"/>6 341</text:p>
          </table:table-cell>
          <table:table-cell office:value-type="float" office:value="564" table:style-name="ce36">
            <text:p><text:s text:c="3"/>564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97" table:style-name="ce36">
            <text:p><text:s text:c="3"/>297</text:p>
          </table:table-cell>
          <table:table-cell office:value-type="float" office:value="2093" table:style-name="ce36">
            <text:p><text:s text:c="2"/>2 093</text:p>
          </table:table-cell>
          <table:table-cell office:value-type="float" office:value="617" table:style-name="ce36">
            <text:p><text:s text:c="3"/>617</text:p>
          </table:table-cell>
          <table:table-cell office:value-type="float" office:value="3033" table:style-name="ce36">
            <text:p><text:s text:c="2"/>3 033</text:p>
          </table:table-cell>
          <table:table-cell office:value-type="float" office:value="26285" table:style-name="ce36">
            <text:p><text:s text:c="2"/>26 2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8444" table:style-name="ce36">
            <text:p><text:s text:c="2"/>18 444</text:p>
          </table:table-cell>
          <table:table-cell office:value-type="float" office:value="929" table:style-name="ce36">
            <text:p><text:s text:c="3"/>929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7041" table:style-name="ce36">
            <text:p><text:s text:c="2"/>17 0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78962" table:style-name="ce36">
            <text:p><text:s text:c="2"/>78 962</text:p>
          </table:table-cell>
          <table:table-cell office:value-type="float" office:value="13632" table:style-name="ce36">
            <text:p><text:s text:c="2"/>13 632</text:p>
          </table:table-cell>
          <table:table-cell office:value-type="float" office:value="1113" table:style-name="ce36">
            <text:p><text:s text:c="2"/>1 113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1347" table:style-name="ce36">
            <text:p><text:s text:c="2"/>1 347</text:p>
          </table:table-cell>
          <table:table-cell office:value-type="float" office:value="4718" table:style-name="ce36">
            <text:p><text:s text:c="2"/>4 718</text:p>
          </table:table-cell>
          <table:table-cell office:value-type="float" office:value="1594" table:style-name="ce36">
            <text:p><text:s text:c="2"/>1 594</text:p>
          </table:table-cell>
          <table:table-cell office:value-type="float" office:value="7844" table:style-name="ce36">
            <text:p><text:s text:c="2"/>7 844</text:p>
          </table:table-cell>
          <table:table-cell office:value-type="float" office:value="56373" table:style-name="ce36">
            <text:p><text:s text:c="2"/>56 3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0980" table:style-name="ce36">
            <text:p><text:s text:c="2"/>30 980</text:p>
          </table:table-cell>
          <table:table-cell office:value-type="float" office:value="8965" table:style-name="ce36">
            <text:p><text:s text:c="2"/>8 965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1915" table:style-name="ce36">
            <text:p><text:s text:c="2"/>1 915</text:p>
          </table:table-cell>
          <table:table-cell office:value-type="float" office:value="619" table:style-name="ce36">
            <text:p><text:s text:c="3"/>619</text:p>
          </table:table-cell>
          <table:table-cell office:value-type="float" office:value="2653" table:style-name="ce36">
            <text:p><text:s text:c="2"/>2 653</text:p>
          </table:table-cell>
          <table:table-cell office:value-type="float" office:value="19033" table:style-name="ce36">
            <text:p><text:s text:c="2"/>19 0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2065" table:style-name="ce37">
            <text:p><text:s text:c="2"/>22 065</text:p>
          </table:table-cell>
          <table:table-cell office:value-type="float" office:value="1249" table:style-name="ce37">
            <text:p><text:s text:c="2"/>1 249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8" table:style-name="ce37">
            <text:p><text:s text:c="2"/>2 148</text:p>
          </table:table-cell>
          <table:table-cell office:value-type="float" office:value="2489" table:style-name="ce37">
            <text:p><text:s text:c="2"/>2 489</text:p>
          </table:table-cell>
          <table:table-cell office:value-type="float" office:value="4637" table:style-name="ce37">
            <text:p><text:s text:c="2"/>4 637</text:p>
          </table:table-cell>
          <table:table-cell office:value-type="float" office:value="15994" table:style-name="ce37">
            <text:p><text:s text:c="2"/>15 99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28985" table:style-name="ce37">
            <text:p><text:s text:c="2"/>128 985</text:p>
          </table:table-cell>
          <table:table-cell office:value-type="float" office:value="26386" table:style-name="ce37">
            <text:p><text:s text:c="2"/>26 386</text:p>
          </table:table-cell>
          <table:table-cell office:value-type="float" office:value="933" table:style-name="ce37">
            <text:p><text:s text:c="3"/>9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460" table:style-name="ce37">
            <text:p><text:s text:c="2"/>29 4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460" table:style-name="ce37">
            <text:p><text:s text:c="2"/>29 460</text:p>
          </table:table-cell>
          <table:table-cell office:value-type="float" office:value="72206" table:style-name="ce37">
            <text:p><text:s text:c="2"/>72 20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21686" table:style-name="ce37">
            <text:p><text:s text:c="2"/>21 6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6" table:style-name="ce37">
            <text:p><text:s text:c="3"/>3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5" table:style-name="ce37">
            <text:p><text:s text:c="3"/>755</text:p>
          </table:table-cell>
          <table:table-cell office:value-type="float" office:value="755" table:style-name="ce37">
            <text:p><text:s text:c="3"/>755</text:p>
          </table:table-cell>
          <table:table-cell office:value-type="float" office:value="20595" table:style-name="ce37">
            <text:p><text:s text:c="2"/>20 59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3318" table:style-name="ce37">
            <text:p><text:s text:c="2"/>23 318</text:p>
          </table:table-cell>
          <table:table-cell office:value-type="float" office:value="1085" table:style-name="ce37">
            <text:p><text:s text:c="2"/>1 085</text:p>
          </table:table-cell>
          <table:table-cell office:value-type="float" office:value="600" table:style-name="ce37">
            <text:p><text:s text:c="3"/>6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85" table:style-name="ce37">
            <text:p><text:s text:c="2"/>2 185</text:p>
          </table:table-cell>
          <table:table-cell office:value-type="float" office:value="2185" table:style-name="ce37">
            <text:p><text:s text:c="2"/>2 185</text:p>
          </table:table-cell>
          <table:table-cell office:value-type="float" office:value="19448" table:style-name="ce37">
            <text:p><text:s text:c="2"/>19 44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25313" table:style-name="ce38">
            <text:p><text:s text:c="2"/>125 313</text:p>
          </table:table-cell>
          <table:table-cell office:value-type="float" office:value="14397" table:style-name="ce38">
            <text:p><text:s text:c="2"/>14 397</text:p>
          </table:table-cell>
          <table:table-cell office:value-type="float" office:value="1654" table:style-name="ce38">
            <text:p><text:s text:c="2"/>1 6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15" table:style-name="ce38">
            <text:p><text:s text:c="2"/>7 5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15" table:style-name="ce38">
            <text:p><text:s text:c="2"/>7 515</text:p>
          </table:table-cell>
          <table:table-cell office:value-type="float" office:value="101747" table:style-name="ce38">
            <text:p><text:s text:c="2"/>101 74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08333" table:style-name="ce36">
            <text:p><text:s text:c="2"/>208 333</text:p>
          </table:table-cell>
          <table:table-cell office:value-type="float" office:value="16909" table:style-name="ce36">
            <text:p><text:s text:c="2"/>16 909</text:p>
          </table:table-cell>
          <table:table-cell office:value-type="float" office:value="1245" table:style-name="ce36">
            <text:p><text:s text:c="2"/>1 245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4671" table:style-name="ce36">
            <text:p><text:s text:c="2"/>4 671</text:p>
          </table:table-cell>
          <table:table-cell office:value-type="float" office:value="26880" table:style-name="ce36">
            <text:p><text:s text:c="2"/>26 880</text:p>
          </table:table-cell>
          <table:table-cell office:value-type="float" office:value="31673" table:style-name="ce36">
            <text:p><text:s text:c="2"/>31 673</text:p>
          </table:table-cell>
          <table:table-cell office:value-type="float" office:value="158506" table:style-name="ce36">
            <text:p><text:s text:c="2"/>158 50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80185" table:style-name="ce36">
            <text:p><text:s text:c="2"/>80 185</text:p>
          </table:table-cell>
          <table:table-cell office:value-type="float" office:value="8927" table:style-name="ce36">
            <text:p><text:s text:c="2"/>8 927</text:p>
          </table:table-cell>
          <table:table-cell office:value-type="float" office:value="1049" table:style-name="ce36">
            <text:p><text:s text:c="2"/>1 049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35" table:style-name="ce36">
            <text:p><text:s text:c="2"/>8 435</text:p>
          </table:table-cell>
          <table:table-cell office:value-type="float" office:value="3709" table:style-name="ce36">
            <text:p><text:s text:c="2"/>3 709</text:p>
          </table:table-cell>
          <table:table-cell office:value-type="float" office:value="12159" table:style-name="ce36">
            <text:p><text:s text:c="2"/>12 159</text:p>
          </table:table-cell>
          <table:table-cell office:value-type="float" office:value="58050" table:style-name="ce36">
            <text:p><text:s text:c="2"/>58 05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55981" table:style-name="ce36">
            <text:p><text:s text:c="2"/>55 981</text:p>
          </table:table-cell>
          <table:table-cell office:value-type="float" office:value="6049" table:style-name="ce36">
            <text:p><text:s text:c="2"/>6 049</text:p>
          </table:table-cell>
          <table:table-cell office:value-type="float" office:value="1063" table:style-name="ce36">
            <text:p><text:s text:c="2"/>1 063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724" table:style-name="ce36">
            <text:p><text:s text:c="3"/>724</text:p>
          </table:table-cell>
          <table:table-cell office:value-type="float" office:value="2197" table:style-name="ce36">
            <text:p><text:s text:c="2"/>2 197</text:p>
          </table:table-cell>
          <table:table-cell office:value-type="float" office:value="3164" table:style-name="ce36">
            <text:p><text:s text:c="2"/>3 164</text:p>
          </table:table-cell>
          <table:table-cell office:value-type="float" office:value="45705" table:style-name="ce36">
            <text:p><text:s text:c="2"/>45 70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2682" table:style-name="ce36">
            <text:p><text:s text:c="2"/>42 682</text:p>
          </table:table-cell>
          <table:table-cell office:value-type="float" office:value="5857" table:style-name="ce36">
            <text:p><text:s text:c="2"/>5 857</text:p>
          </table:table-cell>
          <table:table-cell office:value-type="float" office:value="744" table:style-name="ce36">
            <text:p><text:s text:c="3"/>74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5" table:style-name="ce36">
            <text:p><text:s text:c="2"/>1 925</text:p>
          </table:table-cell>
          <table:table-cell office:value-type="float" office:value="1333" table:style-name="ce36">
            <text:p><text:s text:c="2"/>1 333</text:p>
          </table:table-cell>
          <table:table-cell office:value-type="float" office:value="3277" table:style-name="ce36">
            <text:p><text:s text:c="2"/>3 277</text:p>
          </table:table-cell>
          <table:table-cell office:value-type="float" office:value="32804" table:style-name="ce36">
            <text:p><text:s text:c="2"/>32 8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67595" table:style-name="ce36">
            <text:p><text:s text:c="2"/>67 595</text:p>
          </table:table-cell>
          <table:table-cell office:value-type="float" office:value="4145" table:style-name="ce36">
            <text:p><text:s text:c="2"/>4 145</text:p>
          </table:table-cell>
          <table:table-cell office:value-type="float" office:value="909" table:style-name="ce36">
            <text:p><text:s text:c="3"/>909</text:p>
          </table:table-cell>
          <table:table-cell office:value-type="float" office:value="784" table:style-name="ce36">
            <text:p><text:s text:c="3"/>784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401" table:style-name="ce36">
            <text:p><text:s text:c="2"/>2 401</text:p>
          </table:table-cell>
          <table:table-cell office:value-type="float" office:value="3211" table:style-name="ce36">
            <text:p><text:s text:c="2"/>3 211</text:p>
          </table:table-cell>
          <table:table-cell office:value-type="float" office:value="59330" table:style-name="ce36">
            <text:p><text:s text:c="2"/>59 33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57035" table:style-name="ce37">
            <text:p><text:s text:c="2"/>57 035</text:p>
          </table:table-cell>
          <table:table-cell office:value-type="float" office:value="4421" table:style-name="ce37">
            <text:p><text:s text:c="2"/>4 421</text:p>
          </table:table-cell>
          <table:table-cell office:value-type="float" office:value="816" table:style-name="ce37">
            <text:p><text:s text:c="3"/>816</text:p>
          </table:table-cell>
          <table:table-cell office:value-type="float" office:value="1409" table:style-name="ce37">
            <text:p><text:s text:c="2"/>1 409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1670" table:style-name="ce37">
            <text:p><text:s text:c="2"/>1 670</text:p>
          </table:table-cell>
          <table:table-cell office:value-type="float" office:value="3261" table:style-name="ce37">
            <text:p><text:s text:c="2"/>3 261</text:p>
          </table:table-cell>
          <table:table-cell office:value-type="float" office:value="48537" table:style-name="ce37">
            <text:p><text:s text:c="2"/>48 53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42758" table:style-name="ce38">
            <text:p><text:s text:c="2"/>42 758</text:p>
          </table:table-cell>
          <table:table-cell office:value-type="float" office:value="4082" table:style-name="ce38">
            <text:p><text:s text:c="2"/>4 0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07" table:style-name="ce38">
            <text:p><text:s text:c="2"/>1 507</text:p>
          </table:table-cell>
          <table:table-cell office:value-type="float" office:value="1385" table:style-name="ce38">
            <text:p><text:s text:c="2"/>1 385</text:p>
          </table:table-cell>
          <table:table-cell office:value-type="float" office:value="3250" table:style-name="ce38">
            <text:p><text:s text:c="2"/>3 250</text:p>
          </table:table-cell>
          <table:table-cell office:value-type="float" office:value="35426" table:style-name="ce38">
            <text:p><text:s text:c="2"/>35 42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2278" table:style-name="ce38">
            <text:p><text:s text:c="2"/>32 278</text:p>
          </table:table-cell>
          <table:table-cell office:value-type="float" office:value="2515" table:style-name="ce38">
            <text:p><text:s text:c="2"/>2 515</text:p>
          </table:table-cell>
          <table:table-cell office:value-type="float" office:value="479" table:style-name="ce38">
            <text:p><text:s text:c="3"/>479</text:p>
          </table:table-cell>
          <table:table-cell office:value-type="float" office:value="447" table:style-name="ce38">
            <text:p><text:s text:c="3"/>447</text:p>
          </table:table-cell>
          <table:table-cell office:value-type="float" office:value="307" table:style-name="ce38">
            <text:p><text:s text:c="3"/>307</text:p>
          </table:table-cell>
          <table:table-cell office:value-type="float" office:value="316" table:style-name="ce38">
            <text:p><text:s text:c="3"/>316</text:p>
          </table:table-cell>
          <table:table-cell office:value-type="float" office:value="878" table:style-name="ce38">
            <text:p><text:s text:c="3"/>878</text:p>
          </table:table-cell>
          <table:table-cell office:value-type="float" office:value="1948" table:style-name="ce38">
            <text:p><text:s text:c="2"/>1 948</text:p>
          </table:table-cell>
          <table:table-cell office:value-type="float" office:value="27336" table:style-name="ce38">
            <text:p><text:s text:c="2"/>27 33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2779" table:style-name="ce37">
            <text:p><text:s text:c="2"/>22 779</text:p>
          </table:table-cell>
          <table:table-cell office:value-type="float" office:value="3823" table:style-name="ce37">
            <text:p><text:s text:c="2"/>3 823</text:p>
          </table:table-cell>
          <table:table-cell office:value-type="float" office:value="334" table:style-name="ce37">
            <text:p><text:s text:c="3"/>334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305" table:style-name="ce37">
            <text:p><text:s text:c="3"/>305</text:p>
          </table:table-cell>
          <table:table-cell office:value-type="float" office:value="1598" table:style-name="ce37">
            <text:p><text:s text:c="2"/>1 598</text:p>
          </table:table-cell>
          <table:table-cell office:value-type="float" office:value="586" table:style-name="ce37">
            <text:p><text:s text:c="3"/>586</text:p>
          </table:table-cell>
          <table:table-cell office:value-type="float" office:value="2634" table:style-name="ce37">
            <text:p><text:s text:c="2"/>2 634</text:p>
          </table:table-cell>
          <table:table-cell office:value-type="float" office:value="15988" table:style-name="ce37">
            <text:p><text:s text:c="2"/>15 98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3933" table:style-name="ce38">
            <text:p><text:s text:c="2"/>93 933</text:p>
          </table:table-cell>
          <table:table-cell office:value-type="float" office:value="28780" table:style-name="ce38">
            <text:p><text:s text:c="2"/>28 780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58" table:style-name="ce38">
            <text:p><text:s text:c="3"/>258</text:p>
          </table:table-cell>
          <table:table-cell office:value-type="float" office:value="3273" table:style-name="ce38">
            <text:p><text:s text:c="2"/>3 273</text:p>
          </table:table-cell>
          <table:table-cell office:value-type="float" office:value="14085" table:style-name="ce38">
            <text:p><text:s text:c="2"/>14 085</text:p>
          </table:table-cell>
          <table:table-cell office:value-type="float" office:value="1476" table:style-name="ce38">
            <text:p><text:s text:c="2"/>1 476</text:p>
          </table:table-cell>
          <table:table-cell office:value-type="float" office:value="19092" table:style-name="ce38">
            <text:p><text:s text:c="2"/>19 092</text:p>
          </table:table-cell>
          <table:table-cell office:value-type="float" office:value="45254" table:style-name="ce38">
            <text:p><text:s text:c="2"/>45 2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32473" table:style-name="ce36">
            <text:p><text:s text:c="2"/>132 473</text:p>
          </table:table-cell>
          <table:table-cell office:value-type="float" office:value="32735" table:style-name="ce36">
            <text:p><text:s text:c="2"/>32 735</text:p>
          </table:table-cell>
          <table:table-cell office:value-type="float" office:value="1338" table:style-name="ce36">
            <text:p><text:s text:c="2"/>1 338</text:p>
          </table:table-cell>
          <table:table-cell office:value-type="float" office:value="761" table:style-name="ce36">
            <text:p><text:s text:c="3"/>7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00" table:style-name="ce36">
            <text:p><text:s text:c="2"/>16 600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17774" table:style-name="ce36">
            <text:p><text:s text:c="2"/>17 774</text:p>
          </table:table-cell>
          <table:table-cell office:value-type="float" office:value="80626" table:style-name="ce36">
            <text:p><text:s text:c="2"/>80 62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7274" table:style-name="ce36">
            <text:p><text:s text:c="2"/>37 274</text:p>
          </table:table-cell>
          <table:table-cell office:value-type="float" office:value="4544" table:style-name="ce36">
            <text:p><text:s text:c="2"/>4 544</text:p>
          </table:table-cell>
          <table:table-cell office:value-type="float" office:value="481" table:style-name="ce36">
            <text:p><text:s text:c="3"/>481</text:p>
          </table:table-cell>
          <table:table-cell office:value-type="float" office:value="603" table:style-name="ce36">
            <text:p><text:s text:c="3"/>603</text:p>
          </table:table-cell>
          <table:table-cell office:value-type="float" office:value="854" table:style-name="ce36">
            <text:p><text:s text:c="3"/>854</text:p>
          </table:table-cell>
          <table:table-cell office:value-type="float" office:value="1577" table:style-name="ce36">
            <text:p><text:s text:c="2"/>1 577</text:p>
          </table:table-cell>
          <table:table-cell office:value-type="float" office:value="1048" table:style-name="ce36">
            <text:p><text:s text:c="2"/>1 048</text:p>
          </table:table-cell>
          <table:table-cell office:value-type="float" office:value="4082" table:style-name="ce36">
            <text:p><text:s text:c="2"/>4 082</text:p>
          </table:table-cell>
          <table:table-cell office:value-type="float" office:value="28167" table:style-name="ce36">
            <text:p><text:s text:c="2"/>28 16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94433" table:style-name="ce36">
            <text:p><text:s text:c="2"/>94 433</text:p>
          </table:table-cell>
          <table:table-cell office:value-type="float" office:value="10467" table:style-name="ce36">
            <text:p><text:s text:c="2"/>10 467</text:p>
          </table:table-cell>
          <table:table-cell office:value-type="float" office:value="1331" table:style-name="ce36">
            <text:p><text:s text:c="2"/>1 331</text:p>
          </table:table-cell>
          <table:table-cell office:value-type="float" office:value="810" table:style-name="ce36">
            <text:p><text:s text:c="3"/>810</text:p>
          </table:table-cell>
          <table:table-cell office:value-type="float" office:value="1507" table:style-name="ce36">
            <text:p><text:s text:c="2"/>1 507</text:p>
          </table:table-cell>
          <table:table-cell office:value-type="float" office:value="2868" table:style-name="ce36">
            <text:p><text:s text:c="2"/>2 868</text:p>
          </table:table-cell>
          <table:table-cell office:value-type="float" office:value="2364" table:style-name="ce36">
            <text:p><text:s text:c="2"/>2 364</text:p>
          </table:table-cell>
          <table:table-cell office:value-type="float" office:value="7549" table:style-name="ce36">
            <text:p><text:s text:c="2"/>7 549</text:p>
          </table:table-cell>
          <table:table-cell office:value-type="float" office:value="75086" table:style-name="ce36">
            <text:p><text:s text:c="2"/>75 08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1410" table:style-name="ce36">
            <text:p><text:s text:c="2"/>21 410</text:p>
          </table:table-cell>
          <table:table-cell office:value-type="float" office:value="2084" table:style-name="ce36">
            <text:p><text:s text:c="2"/>2 084</text:p>
          </table:table-cell>
          <table:table-cell office:value-type="float" office:value="498" table:style-name="ce36">
            <text:p><text:s text:c="3"/>498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7" table:style-name="ce36">
            <text:p><text:s text:c="2"/>1 197</text:p>
          </table:table-cell>
          <table:table-cell office:value-type="float" office:value="521" table:style-name="ce36">
            <text:p><text:s text:c="3"/>521</text:p>
          </table:table-cell>
          <table:table-cell office:value-type="float" office:value="1729" table:style-name="ce36">
            <text:p><text:s text:c="2"/>1 729</text:p>
          </table:table-cell>
          <table:table-cell office:value-type="float" office:value="17099" table:style-name="ce36">
            <text:p><text:s text:c="2"/>17 09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1307" table:style-name="ce36">
            <text:p><text:s text:c="2"/>31 307</text:p>
          </table:table-cell>
          <table:table-cell office:value-type="float" office:value="4182" table:style-name="ce36">
            <text:p><text:s text:c="2"/>4 182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0" table:style-name="ce36">
            <text:p><text:s text:c="2"/>2 590</text:p>
          </table:table-cell>
          <table:table-cell office:value-type="float" office:value="812" table:style-name="ce36">
            <text:p><text:s text:c="3"/>812</text:p>
          </table:table-cell>
          <table:table-cell office:value-type="float" office:value="3419" table:style-name="ce36">
            <text:p><text:s text:c="2"/>3 419</text:p>
          </table:table-cell>
          <table:table-cell office:value-type="float" office:value="23336" table:style-name="ce36">
            <text:p><text:s text:c="2"/>23 33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8733" table:style-name="ce38">
            <text:p><text:s text:c="2"/>68 733</text:p>
          </table:table-cell>
          <table:table-cell office:value-type="float" office:value="13138" table:style-name="ce38">
            <text:p><text:s text:c="2"/>13 138</text:p>
          </table:table-cell>
          <table:table-cell office:value-type="float" office:value="1070" table:style-name="ce38">
            <text:p><text:s text:c="2"/>1 070</text:p>
          </table:table-cell>
          <table:table-cell office:value-type="float" office:value="404" table:style-name="ce38">
            <text:p><text:s text:c="3"/>404</text:p>
          </table:table-cell>
          <table:table-cell office:value-type="float" office:value="380" table:style-name="ce38">
            <text:p><text:s text:c="3"/>380</text:p>
          </table:table-cell>
          <table:table-cell office:value-type="float" office:value="3974" table:style-name="ce38">
            <text:p><text:s text:c="2"/>3 974</text:p>
          </table:table-cell>
          <table:table-cell office:value-type="float" office:value="1497" table:style-name="ce38">
            <text:p><text:s text:c="2"/>1 497</text:p>
          </table:table-cell>
          <table:table-cell office:value-type="float" office:value="6255" table:style-name="ce38">
            <text:p><text:s text:c="2"/>6 255</text:p>
          </table:table-cell>
          <table:table-cell office:value-type="float" office:value="48270" table:style-name="ce38">
            <text:p><text:s text:c="2"/>48 2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2680" table:style-name="ce37">
            <text:p><text:s text:c="2"/>12 68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353" table:style-name="ce37">
            <text:p><text:s text:c="3"/>353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156" table:style-name="ce37">
            <text:p><text:s text:c="3"/>156</text:p>
          </table:table-cell>
          <table:table-cell office:value-type="float" office:value="12149" table:style-name="ce37">
            <text:p><text:s text:c="2"/>12 14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8422" table:style-name="ce37">
            <text:p><text:s text:c="2"/>108 422</text:p>
          </table:table-cell>
          <table:table-cell office:value-type="float" office:value="6690" table:style-name="ce37">
            <text:p><text:s text:c="2"/>6 690</text:p>
          </table:table-cell>
          <table:table-cell office:value-type="float" office:value="2403" table:style-name="ce37">
            <text:p><text:s text:c="2"/>2 403</text:p>
          </table:table-cell>
          <table:table-cell office:value-type="float" office:value="1146" table:style-name="ce37">
            <text:p><text:s text:c="2"/>1 146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1460" table:style-name="ce37">
            <text:p><text:s text:c="2"/>1 460</text:p>
          </table:table-cell>
          <table:table-cell office:value-type="float" office:value="2540" table:style-name="ce37">
            <text:p><text:s text:c="2"/>2 540</text:p>
          </table:table-cell>
          <table:table-cell office:value-type="float" office:value="5388" table:style-name="ce37">
            <text:p><text:s text:c="2"/>5 388</text:p>
          </table:table-cell>
          <table:table-cell office:value-type="float" office:value="93941" table:style-name="ce37">
            <text:p><text:s text:c="2"/>93 94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62254" table:style-name="ce37">
            <text:p><text:s text:c="2"/>62 254</text:p>
          </table:table-cell>
          <table:table-cell office:value-type="float" office:value="6869" table:style-name="ce37">
            <text:p><text:s text:c="2"/>6 869</text:p>
          </table:table-cell>
          <table:table-cell office:value-type="float" office:value="836" table:style-name="ce37">
            <text:p><text:s text:c="3"/>836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897" table:style-name="ce37">
            <text:p><text:s text:c="3"/>897</text:p>
          </table:table-cell>
          <table:table-cell office:value-type="float" office:value="1396" table:style-name="ce37">
            <text:p><text:s text:c="2"/>1 396</text:p>
          </table:table-cell>
          <table:table-cell office:value-type="float" office:value="3050" table:style-name="ce37">
            <text:p><text:s text:c="2"/>3 050</text:p>
          </table:table-cell>
          <table:table-cell office:value-type="float" office:value="51499" table:style-name="ce37">
            <text:p><text:s text:c="2"/>51 49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6856" table:style-name="ce37">
            <text:p><text:s text:c="2"/>6 856</text:p>
          </table:table-cell>
          <table:table-cell office:value-type="float" office:value="1375" table:style-name="ce37">
            <text:p><text:s text:c="2"/>1 375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5117" table:style-name="ce37">
            <text:p><text:s text:c="2"/>5 1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29884" table:style-name="ce36">
            <text:p><text:s text:c="2"/>129 884</text:p>
          </table:table-cell>
          <table:table-cell office:value-type="float" office:value="18039" table:style-name="ce36">
            <text:p><text:s text:c="2"/>18 039</text:p>
          </table:table-cell>
          <table:table-cell office:value-type="float" office:value="1677" table:style-name="ce36">
            <text:p><text:s text:c="2"/>1 677</text:p>
          </table:table-cell>
          <table:table-cell office:value-type="float" office:value="1303" table:style-name="ce36">
            <text:p><text:s text:c="2"/>1 303</text:p>
          </table:table-cell>
          <table:table-cell office:value-type="float" office:value="1885" table:style-name="ce36">
            <text:p><text:s text:c="2"/>1 885</text:p>
          </table:table-cell>
          <table:table-cell office:value-type="float" office:value="4726" table:style-name="ce36">
            <text:p><text:s text:c="2"/>4 726</text:p>
          </table:table-cell>
          <table:table-cell office:value-type="float" office:value="3275" table:style-name="ce36">
            <text:p><text:s text:c="2"/>3 275</text:p>
          </table:table-cell>
          <table:table-cell office:value-type="float" office:value="11189" table:style-name="ce36">
            <text:p><text:s text:c="2"/>11 189</text:p>
          </table:table-cell>
          <table:table-cell office:value-type="float" office:value="98979" table:style-name="ce36">
            <text:p><text:s text:c="2"/>98 97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9321" table:style-name="ce36">
            <text:p><text:s text:c="2"/>19 321</text:p>
          </table:table-cell>
          <table:table-cell office:value-type="float" office:value="1396" table:style-name="ce36">
            <text:p><text:s text:c="2"/>1 396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877" table:style-name="ce36">
            <text:p><text:s text:c="3"/>877</text:p>
          </table:table-cell>
          <table:table-cell office:value-type="float" office:value="1154" table:style-name="ce36">
            <text:p><text:s text:c="2"/>1 154</text:p>
          </table:table-cell>
          <table:table-cell office:value-type="float" office:value="16507" table:style-name="ce36">
            <text:p><text:s text:c="2"/>16 50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53401" table:style-name="ce36">
            <text:p><text:s text:c="2"/>53 401</text:p>
          </table:table-cell>
          <table:table-cell office:value-type="float" office:value="12187" table:style-name="ce36">
            <text:p><text:s text:c="2"/>12 187</text:p>
          </table:table-cell>
          <table:table-cell office:value-type="float" office:value="725" table:style-name="ce36">
            <text:p><text:s text:c="3"/>725</text:p>
          </table:table-cell>
          <table:table-cell office:value-type="float" office:value="436" table:style-name="ce36">
            <text:p><text:s text:c="3"/>436</text:p>
          </table:table-cell>
          <table:table-cell office:value-type="float" office:value="1842" table:style-name="ce36">
            <text:p><text:s text:c="2"/>1 842</text:p>
          </table:table-cell>
          <table:table-cell office:value-type="float" office:value="2947" table:style-name="ce36">
            <text:p><text:s text:c="2"/>2 947</text:p>
          </table:table-cell>
          <table:table-cell office:value-type="float" office:value="1522" table:style-name="ce36">
            <text:p><text:s text:c="2"/>1 522</text:p>
          </table:table-cell>
          <table:table-cell office:value-type="float" office:value="6747" table:style-name="ce36">
            <text:p><text:s text:c="2"/>6 747</text:p>
          </table:table-cell>
          <table:table-cell office:value-type="float" office:value="33742" table:style-name="ce36">
            <text:p><text:s text:c="2"/>33 7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97365" table:style-name="ce36">
            <text:p><text:s text:c="2"/>97 365</text:p>
          </table:table-cell>
          <table:table-cell office:value-type="float" office:value="19555" table:style-name="ce36">
            <text:p><text:s text:c="2"/>19 555</text:p>
          </table:table-cell>
          <table:table-cell office:value-type="float" office:value="1510" table:style-name="ce36">
            <text:p><text:s text:c="2"/>1 510</text:p>
          </table:table-cell>
          <table:table-cell office:value-type="float" office:value="1223" table:style-name="ce36">
            <text:p><text:s text:c="2"/>1 223</text:p>
          </table:table-cell>
          <table:table-cell office:value-type="float" office:value="4427" table:style-name="ce36">
            <text:p><text:s text:c="2"/>4 427</text:p>
          </table:table-cell>
          <table:table-cell office:value-type="float" office:value="6857" table:style-name="ce36">
            <text:p><text:s text:c="2"/>6 857</text:p>
          </table:table-cell>
          <table:table-cell office:value-type="float" office:value="2053" table:style-name="ce36">
            <text:p><text:s text:c="2"/>2 053</text:p>
          </table:table-cell>
          <table:table-cell office:value-type="float" office:value="14560" table:style-name="ce36">
            <text:p><text:s text:c="2"/>14 560</text:p>
          </table:table-cell>
          <table:table-cell office:value-type="float" office:value="61740" table:style-name="ce36">
            <text:p><text:s text:c="2"/>61 74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28737" table:style-name="ce36">
            <text:p><text:s text:c="2"/>28 737</text:p>
          </table:table-cell>
          <table:table-cell office:value-type="float" office:value="6899" table:style-name="ce36">
            <text:p><text:s text:c="2"/>6 899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671" table:style-name="ce36">
            <text:p><text:s text:c="3"/>671</text:p>
          </table:table-cell>
          <table:table-cell office:value-type="float" office:value="419" table:style-name="ce36">
            <text:p><text:s text:c="3"/>419</text:p>
          </table:table-cell>
          <table:table-cell office:value-type="float" office:value="824" table:style-name="ce36">
            <text:p><text:s text:c="3"/>824</text:p>
          </table:table-cell>
          <table:table-cell office:value-type="float" office:value="951" table:style-name="ce36">
            <text:p><text:s text:c="3"/>951</text:p>
          </table:table-cell>
          <table:table-cell office:value-type="float" office:value="2865" table:style-name="ce36">
            <text:p><text:s text:c="2"/>2 865</text:p>
          </table:table-cell>
          <table:table-cell office:value-type="float" office:value="18595" table:style-name="ce36">
            <text:p><text:s text:c="2"/>18 59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89314" table:style-name="ce37">
            <text:p><text:s text:c="2"/>89 314</text:p>
          </table:table-cell>
          <table:table-cell office:value-type="float" office:value="10646" table:style-name="ce37">
            <text:p><text:s text:c="2"/>10 646</text:p>
          </table:table-cell>
          <table:table-cell office:value-type="float" office:value="1048" table:style-name="ce37">
            <text:p><text:s text:c="2"/>1 048</text:p>
          </table:table-cell>
          <table:table-cell office:value-type="float" office:value="2184" table:style-name="ce37">
            <text:p><text:s text:c="2"/>2 184</text:p>
          </table:table-cell>
          <table:table-cell office:value-type="float" office:value="1319" table:style-name="ce37">
            <text:p><text:s text:c="2"/>1 319</text:p>
          </table:table-cell>
          <table:table-cell office:value-type="float" office:value="2543" table:style-name="ce37">
            <text:p><text:s text:c="2"/>2 543</text:p>
          </table:table-cell>
          <table:table-cell office:value-type="float" office:value="2604" table:style-name="ce37">
            <text:p><text:s text:c="2"/>2 604</text:p>
          </table:table-cell>
          <table:table-cell office:value-type="float" office:value="8650" table:style-name="ce37">
            <text:p><text:s text:c="2"/>8 650</text:p>
          </table:table-cell>
          <table:table-cell office:value-type="float" office:value="68970" table:style-name="ce37">
            <text:p><text:s text:c="2"/>68 9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9973" table:style-name="ce38">
            <text:p><text:s text:c="2"/>39 973</text:p>
          </table:table-cell>
          <table:table-cell office:value-type="float" office:value="12419" table:style-name="ce38">
            <text:p><text:s text:c="2"/>12 419</text:p>
          </table:table-cell>
          <table:table-cell office:value-type="float" office:value="484" table:style-name="ce38">
            <text:p><text:s text:c="3"/>484</text:p>
          </table:table-cell>
          <table:table-cell office:value-type="float" office:value="426" table:style-name="ce38">
            <text:p><text:s text:c="3"/>426</text:p>
          </table:table-cell>
          <table:table-cell office:value-type="float" office:value="1545" table:style-name="ce38">
            <text:p><text:s text:c="2"/>1 545</text:p>
          </table:table-cell>
          <table:table-cell office:value-type="float" office:value="5000" table:style-name="ce38">
            <text:p><text:s text:c="2"/>5 000</text:p>
          </table:table-cell>
          <table:table-cell office:value-type="float" office:value="674" table:style-name="ce38">
            <text:p><text:s text:c="3"/>674</text:p>
          </table:table-cell>
          <table:table-cell office:value-type="float" office:value="7645" table:style-name="ce38">
            <text:p><text:s text:c="2"/>7 645</text:p>
          </table:table-cell>
          <table:table-cell office:value-type="float" office:value="19425" table:style-name="ce38">
            <text:p><text:s text:c="2"/>19 42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28547" table:style-name="ce38">
            <text:p><text:s text:c="2"/>28 547</text:p>
          </table:table-cell>
          <table:table-cell office:value-type="float" office:value="4906" table:style-name="ce38">
            <text:p><text:s text:c="2"/>4 906</text:p>
          </table:table-cell>
          <table:table-cell office:value-type="float" office:value="323" table:style-name="ce38">
            <text:p><text:s text:c="3"/>323</text:p>
          </table:table-cell>
          <table:table-cell office:value-type="float" office:value="126" table:style-name="ce38">
            <text:p><text:s text:c="3"/>126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927" table:style-name="ce38">
            <text:p><text:s text:c="3"/>927</text:p>
          </table:table-cell>
          <table:table-cell office:value-type="float" office:value="589" table:style-name="ce38">
            <text:p><text:s text:c="3"/>589</text:p>
          </table:table-cell>
          <table:table-cell office:value-type="float" office:value="1687" table:style-name="ce38">
            <text:p><text:s text:c="2"/>1 687</text:p>
          </table:table-cell>
          <table:table-cell office:value-type="float" office:value="21631" table:style-name="ce38">
            <text:p><text:s text:c="2"/>21 63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4590" table:style-name="ce37">
            <text:p><text:s text:c="2"/>24 590</text:p>
          </table:table-cell>
          <table:table-cell office:value-type="float" office:value="3173" table:style-name="ce37">
            <text:p><text:s text:c="2"/>3 173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08" table:style-name="ce37">
            <text:p><text:s text:c="3"/>608</text:p>
          </table:table-cell>
          <table:table-cell office:value-type="float" office:value="861" table:style-name="ce37">
            <text:p><text:s text:c="3"/>861</text:p>
          </table:table-cell>
          <table:table-cell office:value-type="float" office:value="20250" table:style-name="ce37">
            <text:p><text:s text:c="2"/>20 25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46174" table:style-name="ce38">
            <text:p><text:s text:c="2"/>146 174</text:p>
          </table:table-cell>
          <table:table-cell office:value-type="float" office:value="20319" table:style-name="ce38">
            <text:p><text:s text:c="2"/>20 319</text:p>
          </table:table-cell>
          <table:table-cell office:value-type="float" office:value="1956" table:style-name="ce38">
            <text:p><text:s text:c="2"/>1 956</text:p>
          </table:table-cell>
          <table:table-cell office:value-type="float" office:value="3108" table:style-name="ce38">
            <text:p><text:s text:c="2"/>3 108</text:p>
          </table:table-cell>
          <table:table-cell office:value-type="float" office:value="972" table:style-name="ce38">
            <text:p><text:s text:c="3"/>972</text:p>
          </table:table-cell>
          <table:table-cell office:value-type="float" office:value="2264" table:style-name="ce38">
            <text:p><text:s text:c="2"/>2 264</text:p>
          </table:table-cell>
          <table:table-cell office:value-type="float" office:value="4521" table:style-name="ce38">
            <text:p><text:s text:c="2"/>4 521</text:p>
          </table:table-cell>
          <table:table-cell office:value-type="float" office:value="10865" table:style-name="ce38">
            <text:p><text:s text:c="2"/>10 865</text:p>
          </table:table-cell>
          <table:table-cell office:value-type="float" office:value="113034" table:style-name="ce38">
            <text:p><text:s text:c="2"/>113 0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74883" table:style-name="ce36">
            <text:p><text:s text:c="2"/>174 883</text:p>
          </table:table-cell>
          <table:table-cell office:value-type="float" office:value="33511" table:style-name="ce36">
            <text:p><text:s text:c="2"/>33 511</text:p>
          </table:table-cell>
          <table:table-cell office:value-type="float" office:value="2507" table:style-name="ce36">
            <text:p><text:s text:c="2"/>2 507</text:p>
          </table:table-cell>
          <table:table-cell office:value-type="float" office:value="2154" table:style-name="ce36">
            <text:p><text:s text:c="2"/>2 154</text:p>
          </table:table-cell>
          <table:table-cell office:value-type="float" office:value="7532" table:style-name="ce36">
            <text:p><text:s text:c="2"/>7 532</text:p>
          </table:table-cell>
          <table:table-cell office:value-type="float" office:value="13409" table:style-name="ce36">
            <text:p><text:s text:c="2"/>13 409</text:p>
          </table:table-cell>
          <table:table-cell office:value-type="float" office:value="4218" table:style-name="ce36">
            <text:p><text:s text:c="2"/>4 218</text:p>
          </table:table-cell>
          <table:table-cell office:value-type="float" office:value="27313" table:style-name="ce36">
            <text:p><text:s text:c="2"/>27 313</text:p>
          </table:table-cell>
          <table:table-cell office:value-type="float" office:value="111552" table:style-name="ce36">
            <text:p><text:s text:c="2"/>111 55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9804" table:style-name="ce36">
            <text:p><text:s text:c="2"/>39 804</text:p>
          </table:table-cell>
          <table:table-cell office:value-type="float" office:value="6852" table:style-name="ce36">
            <text:p><text:s text:c="2"/>6 852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505" table:style-name="ce36">
            <text:p><text:s text:c="3"/>505</text:p>
          </table:table-cell>
          <table:table-cell office:value-type="float" office:value="895" table:style-name="ce36">
            <text:p><text:s text:c="3"/>895</text:p>
          </table:table-cell>
          <table:table-cell office:value-type="float" office:value="1666" table:style-name="ce36">
            <text:p><text:s text:c="2"/>1 666</text:p>
          </table:table-cell>
          <table:table-cell office:value-type="float" office:value="31206" table:style-name="ce36">
            <text:p><text:s text:c="2"/>31 206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09825" table:style-name="ce36">
            <text:p><text:s text:c="2"/>109 825</text:p>
          </table:table-cell>
          <table:table-cell office:value-type="float" office:value="15826" table:style-name="ce36">
            <text:p><text:s text:c="2"/>15 826</text:p>
          </table:table-cell>
          <table:table-cell office:value-type="float" office:value="795" table:style-name="ce36">
            <text:p><text:s text:c="3"/>795</text:p>
          </table:table-cell>
          <table:table-cell office:value-type="float" office:value="2250" table:style-name="ce36">
            <text:p><text:s text:c="2"/>2 250</text:p>
          </table:table-cell>
          <table:table-cell office:value-type="float" office:value="1048" table:style-name="ce36">
            <text:p><text:s text:c="2"/>1 048</text:p>
          </table:table-cell>
          <table:table-cell office:value-type="float" office:value="818" table:style-name="ce36">
            <text:p><text:s text:c="3"/>818</text:p>
          </table:table-cell>
          <table:table-cell office:value-type="float" office:value="3116" table:style-name="ce36">
            <text:p><text:s text:c="2"/>3 116</text:p>
          </table:table-cell>
          <table:table-cell office:value-type="float" office:value="7232" table:style-name="ce36">
            <text:p><text:s text:c="2"/>7 232</text:p>
          </table:table-cell>
          <table:table-cell office:value-type="float" office:value="85972" table:style-name="ce36">
            <text:p><text:s text:c="2"/>85 97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78794" table:style-name="ce36">
            <text:p><text:s text:c="2"/>78 794</text:p>
          </table:table-cell>
          <table:table-cell office:value-type="float" office:value="8830" table:style-name="ce36">
            <text:p><text:s text:c="2"/>8 830</text:p>
          </table:table-cell>
          <table:table-cell office:value-type="float" office:value="600" table:style-name="ce36">
            <text:p><text:s text:c="3"/>600</text:p>
          </table:table-cell>
          <table:table-cell office:value-type="float" office:value="727" table:style-name="ce36">
            <text:p><text:s text:c="3"/>727</text:p>
          </table:table-cell>
          <table:table-cell office:value-type="float" office:value="2103" table:style-name="ce36">
            <text:p><text:s text:c="2"/>2 103</text:p>
          </table:table-cell>
          <table:table-cell office:value-type="float" office:value="2201" table:style-name="ce36">
            <text:p><text:s text:c="2"/>2 201</text:p>
          </table:table-cell>
          <table:table-cell office:value-type="float" office:value="1301" table:style-name="ce36">
            <text:p><text:s text:c="2"/>1 301</text:p>
          </table:table-cell>
          <table:table-cell office:value-type="float" office:value="6332" table:style-name="ce36">
            <text:p><text:s text:c="2"/>6 332</text:p>
          </table:table-cell>
          <table:table-cell office:value-type="float" office:value="63032" table:style-name="ce36">
            <text:p><text:s text:c="2"/>63 0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4062" table:style-name="ce36">
            <text:p><text:s text:c="2"/>74 062</text:p>
          </table:table-cell>
          <table:table-cell office:value-type="float" office:value="28122" table:style-name="ce36">
            <text:p><text:s text:c="2"/>28 122</text:p>
          </table:table-cell>
          <table:table-cell office:value-type="float" office:value="682" table:style-name="ce36">
            <text:p><text:s text:c="3"/>682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786" table:style-name="ce36">
            <text:p><text:s text:c="3"/>786</text:p>
          </table:table-cell>
          <table:table-cell office:value-type="float" office:value="5744" table:style-name="ce36">
            <text:p><text:s text:c="2"/>5 744</text:p>
          </table:table-cell>
          <table:table-cell office:value-type="float" office:value="1011" table:style-name="ce36">
            <text:p><text:s text:c="2"/>1 011</text:p>
          </table:table-cell>
          <table:table-cell office:value-type="float" office:value="7766" table:style-name="ce36">
            <text:p><text:s text:c="2"/>7 766</text:p>
          </table:table-cell>
          <table:table-cell office:value-type="float" office:value="37492" table:style-name="ce36">
            <text:p><text:s text:c="2"/>37 49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3183" table:style-name="ce37">
            <text:p><text:s text:c="2"/>93 183</text:p>
          </table:table-cell>
          <table:table-cell office:value-type="float" office:value="39002" table:style-name="ce37">
            <text:p><text:s text:c="2"/>39 002</text:p>
          </table:table-cell>
          <table:table-cell office:value-type="float" office:value="793" table:style-name="ce37">
            <text:p><text:s text:c="3"/>793</text:p>
          </table:table-cell>
          <table:table-cell office:value-type="float" office:value="1346" table:style-name="ce37">
            <text:p><text:s text:c="2"/>1 346</text:p>
          </table:table-cell>
          <table:table-cell office:value-type="float" office:value="1392" table:style-name="ce37">
            <text:p><text:s text:c="2"/>1 392</text:p>
          </table:table-cell>
          <table:table-cell office:value-type="float" office:value="9200" table:style-name="ce37">
            <text:p><text:s text:c="2"/>9 200</text:p>
          </table:table-cell>
          <table:table-cell office:value-type="float" office:value="1343" table:style-name="ce37">
            <text:p><text:s text:c="2"/>1 343</text:p>
          </table:table-cell>
          <table:table-cell office:value-type="float" office:value="13281" table:style-name="ce37">
            <text:p><text:s text:c="2"/>13 281</text:p>
          </table:table-cell>
          <table:table-cell office:value-type="float" office:value="40107" table:style-name="ce37">
            <text:p><text:s text:c="2"/>40 10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80656" table:style-name="ce38">
            <text:p><text:s text:c="2"/>80 6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77" table:style-name="ce38">
            <text:p><text:s text:c="2"/>3 677</text:p>
          </table:table-cell>
          <table:table-cell office:value-type="float" office:value="3677" table:style-name="ce38">
            <text:p><text:s text:c="2"/>3 677</text:p>
          </table:table-cell>
          <table:table-cell office:value-type="float" office:value="76979" table:style-name="ce38">
            <text:p><text:s text:c="2"/>76 97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33703" table:style-name="ce38">
            <text:p><text:s text:c="2"/>233 703</text:p>
          </table:table-cell>
          <table:table-cell office:value-type="float" office:value="1600" table:style-name="ce38">
            <text:p><text:s text:c="2"/>1 6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734" table:style-name="ce38">
            <text:p><text:s text:c="2"/>27 734</text:p>
          </table:table-cell>
          <table:table-cell office:value-type="float" office:value="-3421" table:style-name="ce38">
            <text:p><text:s/>(-) <text:s/>3 421</text:p>
          </table:table-cell>
          <table:table-cell office:value-type="float" office:value="24313" table:style-name="ce38">
            <text:p><text:s text:c="2"/>24 313</text:p>
          </table:table-cell>
          <table:table-cell office:value-type="float" office:value="207790" table:style-name="ce38">
            <text:p><text:s text:c="2"/>207 79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66026" table:style-name="ce37">
            <text:p><text:s text:c="2"/>66 026</text:p>
          </table:table-cell>
          <table:table-cell office:value-type="float" office:value="2624" table:style-name="ce37">
            <text:p><text:s text:c="2"/>2 6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2756" table:style-name="ce37">
            <text:p><text:s text:c="2"/>2 756</text:p>
          </table:table-cell>
          <table:table-cell office:value-type="float" office:value="2936" table:style-name="ce37">
            <text:p><text:s text:c="2"/>2 936</text:p>
          </table:table-cell>
          <table:table-cell office:value-type="float" office:value="60466" table:style-name="ce37">
            <text:p><text:s text:c="2"/>60 46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58796" table:style-name="ce38">
            <text:p><text:s text:c="2"/>358 7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413" table:style-name="ce38">
            <text:p><text:s text:c="2"/>19 413</text:p>
          </table:table-cell>
          <table:table-cell office:value-type="float" office:value="19413" table:style-name="ce38">
            <text:p><text:s text:c="2"/>19 413</text:p>
          </table:table-cell>
          <table:table-cell office:value-type="float" office:value="339383" table:style-name="ce38">
            <text:p><text:s text:c="2"/>339 38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42882" table:style-name="ce36">
            <text:p><text:s text:c="2"/>142 8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85" table:style-name="ce36">
            <text:p><text:s text:c="2"/>7 785</text:p>
          </table:table-cell>
          <table:table-cell office:value-type="float" office:value="7785" table:style-name="ce36">
            <text:p><text:s text:c="2"/>7 785</text:p>
          </table:table-cell>
          <table:table-cell office:value-type="float" office:value="135097" table:style-name="ce36">
            <text:p><text:s text:c="2"/>135 09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2715" table:style-name="ce36">
            <text:p><text:s text:c="2"/>142 7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28" table:style-name="ce36">
            <text:p><text:s text:c="2"/>4 928</text:p>
          </table:table-cell>
          <table:table-cell office:value-type="float" office:value="4928" table:style-name="ce36">
            <text:p><text:s text:c="2"/>4 928</text:p>
          </table:table-cell>
          <table:table-cell office:value-type="float" office:value="137787" table:style-name="ce36">
            <text:p><text:s text:c="2"/>137 78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59089" table:style-name="ce36">
            <text:p><text:s text:c="2"/>59 089</text:p>
          </table:table-cell>
          <table:table-cell office:value-type="float" office:value="-69465" table:style-name="ce36">
            <text:p><text:s/>(-) <text:s/>69 4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0" table:style-name="ce36">
            <text:p><text:s text:c="2"/>1 270</text:p>
          </table:table-cell>
          <table:table-cell office:value-type="float" office:value="1270" table:style-name="ce36">
            <text:p><text:s text:c="2"/>1 270</text:p>
          </table:table-cell>
          <table:table-cell office:value-type="float" office:value="127284" table:style-name="ce36">
            <text:p><text:s text:c="2"/>127 28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1013" table:style-name="ce36">
            <text:p><text:s text:c="2"/>41 013</text:p>
          </table:table-cell>
          <table:table-cell office:value-type="float" office:value="-763164" table:style-name="ce36">
            <text:p><text:s/>(-) <text:s/>763 1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803573" table:style-name="ce36">
            <text:p><text:s text:c="2"/>803 5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48187" table:style-name="ce36">
            <text:p><text:s text:c="2"/>148 1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68079" table:style-name="ce36">
            <text:p><text:s/>(-) <text:s/>68 0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8" table:style-name="ce36">
            <text:p><text:s text:c="2"/>1 928</text:p>
          </table:table-cell>
          <table:table-cell office:value-type="float" office:value="5112" table:style-name="ce36">
            <text:p><text:s text:c="2"/>5 112</text:p>
          </table:table-cell>
          <table:table-cell office:value-type="float" office:value="7040" table:style-name="ce36">
            <text:p><text:s text:c="2"/>7 040</text:p>
          </table:table-cell>
          <table:table-cell office:value-type="float" office:value="209226" table:style-name="ce36">
            <text:p><text:s text:c="2"/>209 22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95398" table:style-name="ce38">
            <text:p><text:s text:c="2"/>95 3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38" table:style-name="ce38">
            <text:p><text:s text:c="2"/>7 938</text:p>
          </table:table-cell>
          <table:table-cell office:value-type="float" office:value="427" table:style-name="ce38">
            <text:p><text:s text:c="3"/>427</text:p>
          </table:table-cell>
          <table:table-cell office:value-type="float" office:value="8365" table:style-name="ce38">
            <text:p><text:s text:c="2"/>8 365</text:p>
          </table:table-cell>
          <table:table-cell office:value-type="float" office:value="87033" table:style-name="ce38">
            <text:p><text:s text:c="2"/>87 03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6960" table:style-name="ce37">
            <text:p><text:s text:c="2"/>26 9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2150" table:style-name="ce37">
            <text:p><text:s/>(-) <text:s/>2 1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3882" table:style-name="ce37">
            <text:p><text:s text:c="2"/>3 882</text:p>
          </table:table-cell>
          <table:table-cell office:value-type="float" office:value="4088" table:style-name="ce37">
            <text:p><text:s text:c="2"/>4 088</text:p>
          </table:table-cell>
          <table:table-cell office:value-type="float" office:value="25022" table:style-name="ce37">
            <text:p><text:s text:c="2"/>25 02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6517" table:style-name="ce37">
            <text:p><text:s text:c="2"/>46 5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1468" table:style-name="ce37">
            <text:p><text:s text:c="2"/>1 468</text:p>
          </table:table-cell>
          <table:table-cell office:value-type="float" office:value="1783" table:style-name="ce37">
            <text:p><text:s text:c="2"/>1 783</text:p>
          </table:table-cell>
          <table:table-cell office:value-type="float" office:value="44734" table:style-name="ce37">
            <text:p><text:s text:c="2"/>44 73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96779" table:style-name="ce37">
            <text:p><text:s text:c="2"/>96 7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41" table:style-name="ce37">
            <text:p><text:s text:c="2"/>5 241</text:p>
          </table:table-cell>
          <table:table-cell office:value-type="float" office:value="5241" table:style-name="ce37">
            <text:p><text:s text:c="2"/>5 241</text:p>
          </table:table-cell>
          <table:table-cell office:value-type="float" office:value="91538" table:style-name="ce37">
            <text:p><text:s text:c="2"/>91 53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2449" table:style-name="ce37">
            <text:p><text:s text:c="2"/>22 4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3" table:style-name="ce37">
            <text:p><text:s text:c="2"/>1 483</text:p>
          </table:table-cell>
          <table:table-cell office:value-type="float" office:value="1483" table:style-name="ce37">
            <text:p><text:s text:c="2"/>1 483</text:p>
          </table:table-cell>
          <table:table-cell office:value-type="float" office:value="20966" table:style-name="ce37">
            <text:p><text:s text:c="2"/>20 96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2497" table:style-name="ce36">
            <text:p><text:s text:c="2"/>42 4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4" table:style-name="ce36">
            <text:p><text:s text:c="2"/>3 694</text:p>
          </table:table-cell>
          <table:table-cell office:value-type="float" office:value="3694" table:style-name="ce36">
            <text:p><text:s text:c="2"/>3 694</text:p>
          </table:table-cell>
          <table:table-cell office:value-type="float" office:value="38803" table:style-name="ce36">
            <text:p><text:s text:c="2"/>38 80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38570" table:style-name="ce36">
            <text:p><text:s text:c="2"/>238 5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66" table:style-name="ce36">
            <text:p><text:s text:c="2"/>19 566</text:p>
          </table:table-cell>
          <table:table-cell office:value-type="float" office:value="3482" table:style-name="ce36">
            <text:p><text:s text:c="2"/>3 482</text:p>
          </table:table-cell>
          <table:table-cell office:value-type="float" office:value="23048" table:style-name="ce36">
            <text:p><text:s text:c="2"/>23 048</text:p>
          </table:table-cell>
          <table:table-cell office:value-type="float" office:value="215522" table:style-name="ce36">
            <text:p><text:s text:c="2"/>215 52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0521" table:style-name="ce36">
            <text:p><text:s text:c="2"/>30 521</text:p>
          </table:table-cell>
          <table:table-cell office:value-type="float" office:value="9053" table:style-name="ce36">
            <text:p><text:s text:c="2"/>9 053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2" table:style-name="ce36">
            <text:p><text:s text:c="3"/>712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20694" table:style-name="ce36">
            <text:p><text:s text:c="2"/>20 694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6493" table:style-name="ce36">
            <text:p><text:s text:c="2"/>46 4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8" table:style-name="ce36">
            <text:p><text:s text:c="2"/>1 758</text:p>
          </table:table-cell>
          <table:table-cell office:value-type="float" office:value="1764" table:style-name="ce36">
            <text:p><text:s text:c="2"/>1 764</text:p>
          </table:table-cell>
          <table:table-cell office:value-type="float" office:value="44729" table:style-name="ce36">
            <text:p><text:s text:c="2"/>44 72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98195" table:style-name="ce36">
            <text:p><text:s text:c="2"/>198 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801" table:style-name="ce36">
            <text:p><text:s text:c="2"/>31 801</text:p>
          </table:table-cell>
          <table:table-cell office:value-type="float" office:value="6270" table:style-name="ce36">
            <text:p><text:s text:c="2"/>6 270</text:p>
          </table:table-cell>
          <table:table-cell office:value-type="float" office:value="38071" table:style-name="ce36">
            <text:p><text:s text:c="2"/>38 071</text:p>
          </table:table-cell>
          <table:table-cell office:value-type="float" office:value="160124" table:style-name="ce36">
            <text:p><text:s text:c="2"/>160 12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29341" table:style-name="ce37">
            <text:p><text:s text:c="2"/>129 341</text:p>
          </table:table-cell>
          <table:table-cell office:value-type="float" office:value="227" table:style-name="ce37">
            <text:p><text:s text:c="3"/>2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76" table:style-name="ce37">
            <text:p><text:s text:c="2"/>5 376</text:p>
          </table:table-cell>
          <table:table-cell office:value-type="float" office:value="5376" table:style-name="ce37">
            <text:p><text:s text:c="2"/>5 376</text:p>
          </table:table-cell>
          <table:table-cell office:value-type="float" office:value="123738" table:style-name="ce37">
            <text:p><text:s text:c="2"/>123 73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580006" table:style-name="ce37">
            <text:p><text:s text:c="2"/>580 0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966" table:style-name="ce37">
            <text:p><text:s text:c="2"/>61 966</text:p>
          </table:table-cell>
          <table:table-cell office:value-type="float" office:value="61966" table:style-name="ce37">
            <text:p><text:s text:c="2"/>61 966</text:p>
          </table:table-cell>
          <table:table-cell office:value-type="float" office:value="518040" table:style-name="ce37">
            <text:p><text:s text:c="2"/>518 0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88902" table:style-name="ce37">
            <text:p><text:s text:c="2"/>188 9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1" table:style-name="ce37">
            <text:p><text:s text:c="2"/>1 201</text:p>
          </table:table-cell>
          <table:table-cell office:value-type="float" office:value="1201" table:style-name="ce37">
            <text:p><text:s text:c="2"/>1 201</text:p>
          </table:table-cell>
          <table:table-cell office:value-type="float" office:value="187701" table:style-name="ce37">
            <text:p><text:s text:c="2"/>187 70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369221" table:style-name="ce37">
            <text:p><text:s text:c="2"/>369 2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9221" table:style-name="ce37">
            <text:p><text:s text:c="2"/>369 221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89348" table:style-name="ce37">
            <text:p><text:s text:c="2"/>189 3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47" table:style-name="ce37">
            <text:p><text:s text:c="2"/>9 547</text:p>
          </table:table-cell>
          <table:table-cell office:value-type="float" office:value="9547" table:style-name="ce37">
            <text:p><text:s text:c="2"/>9 547</text:p>
          </table:table-cell>
          <table:table-cell office:value-type="float" office:value="179801" table:style-name="ce37">
            <text:p><text:s text:c="2"/>179 80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6794" table:style-name="ce36">
            <text:p><text:s text:c="2"/>46 7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6750" table:style-name="ce36">
            <text:p><text:s text:c="2"/>46 75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9228" table:style-name="ce36">
            <text:p><text:s text:c="2"/>69 2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13" table:style-name="ce36">
            <text:p><text:s text:c="2"/>3 613</text:p>
          </table:table-cell>
          <table:table-cell office:value-type="float" office:value="3613" table:style-name="ce36">
            <text:p><text:s text:c="2"/>3 613</text:p>
          </table:table-cell>
          <table:table-cell office:value-type="float" office:value="65615" table:style-name="ce36">
            <text:p><text:s text:c="2"/>65 615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16010" table:style-name="ce36">
            <text:p><text:s text:c="2"/>116 0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27" table:style-name="ce36">
            <text:p><text:s text:c="2"/>5 827</text:p>
          </table:table-cell>
          <table:table-cell office:value-type="float" office:value="5827" table:style-name="ce36">
            <text:p><text:s text:c="2"/>5 827</text:p>
          </table:table-cell>
          <table:table-cell office:value-type="float" office:value="110183" table:style-name="ce36">
            <text:p><text:s text:c="2"/>110 18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03321" table:style-name="ce36">
            <text:p><text:s text:c="2"/>103 3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86" table:style-name="ce36">
            <text:p><text:s text:c="2"/>8 686</text:p>
          </table:table-cell>
          <table:table-cell office:value-type="float" office:value="8686" table:style-name="ce36">
            <text:p><text:s text:c="2"/>8 686</text:p>
          </table:table-cell>
          <table:table-cell office:value-type="float" office:value="94635" table:style-name="ce36">
            <text:p><text:s text:c="2"/>94 63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86819" table:style-name="ce36">
            <text:p><text:s text:c="2"/>86 8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67" table:style-name="ce36">
            <text:p><text:s text:c="2"/>1 967</text:p>
          </table:table-cell>
          <table:table-cell office:value-type="float" office:value="1967" table:style-name="ce36">
            <text:p><text:s text:c="2"/>1 967</text:p>
          </table:table-cell>
          <table:table-cell office:value-type="float" office:value="84852" table:style-name="ce36">
            <text:p><text:s text:c="2"/>84 85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19640" table:style-name="ce37">
            <text:p><text:s text:c="2"/>119 6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97" table:style-name="ce37">
            <text:p><text:s text:c="2"/>7 197</text:p>
          </table:table-cell>
          <table:table-cell office:value-type="float" office:value="7197" table:style-name="ce37">
            <text:p><text:s text:c="2"/>7 197</text:p>
          </table:table-cell>
          <table:table-cell office:value-type="float" office:value="112443" table:style-name="ce37">
            <text:p><text:s text:c="2"/>112 44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38278" table:style-name="ce37">
            <text:p><text:s text:c="2"/>38 2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8" table:style-name="ce37">
            <text:p><text:s text:c="2"/>1 638</text:p>
          </table:table-cell>
          <table:table-cell office:value-type="float" office:value="1638" table:style-name="ce37">
            <text:p><text:s text:c="2"/>1 638</text:p>
          </table:table-cell>
          <table:table-cell office:value-type="float" office:value="36640" table:style-name="ce37">
            <text:p><text:s text:c="2"/>36 64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602874" table:style-name="ce37">
            <text:p><text:s text:c="2"/>602 8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2874" table:style-name="ce37">
            <text:p><text:s text:c="2"/>602 87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274" table:style-name="ce37">
            <text:p><text:s text:c="2"/>13 2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74" table:style-name="ce37">
            <text:p><text:s text:c="2"/>13 27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263162" table:style-name="ce37">
            <text:p><text:s text:c="2"/>263 1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3162" table:style-name="ce37">
            <text:p><text:s text:c="2"/>263 16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05590" table:style-name="ce36">
            <text:p><text:s text:c="2"/>105 5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3" table:style-name="ce36">
            <text:p><text:s text:c="2"/>1 863</text:p>
          </table:table-cell>
          <table:table-cell office:value-type="float" office:value="1863" table:style-name="ce36">
            <text:p><text:s text:c="2"/>1 863</text:p>
          </table:table-cell>
          <table:table-cell office:value-type="float" office:value="103727" table:style-name="ce36">
            <text:p><text:s text:c="2"/>103 72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65933" table:style-name="ce36">
            <text:p><text:s text:c="2"/>165 9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933" table:style-name="ce36">
            <text:p><text:s text:c="2"/>165 933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12795" table:style-name="ce36">
            <text:p><text:s text:c="2"/>212 7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85" table:style-name="ce36">
            <text:p><text:s text:c="2"/>5 485</text:p>
          </table:table-cell>
          <table:table-cell office:value-type="float" office:value="5485" table:style-name="ce36">
            <text:p><text:s text:c="2"/>5 485</text:p>
          </table:table-cell>
          <table:table-cell office:value-type="float" office:value="207310" table:style-name="ce36">
            <text:p><text:s text:c="2"/>207 31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6209" table:style-name="ce36">
            <text:p><text:s text:c="2"/>36 2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90" table:style-name="ce36">
            <text:p><text:s text:c="2"/>4 290</text:p>
          </table:table-cell>
          <table:table-cell office:value-type="float" office:value="4296" table:style-name="ce36">
            <text:p><text:s text:c="2"/>4 296</text:p>
          </table:table-cell>
          <table:table-cell office:value-type="float" office:value="31913" table:style-name="ce36">
            <text:p><text:s text:c="2"/>31 91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7730" table:style-name="ce36">
            <text:p><text:s text:c="2"/>77 7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730" table:style-name="ce36">
            <text:p><text:s text:c="2"/>77 73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5820" table:style-name="ce37">
            <text:p><text:s text:c="2"/>25 8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8" table:style-name="ce37">
            <text:p><text:s text:c="2"/>1 118</text:p>
          </table:table-cell>
          <table:table-cell office:value-type="float" office:value="1118" table:style-name="ce37">
            <text:p><text:s text:c="2"/>1 118</text:p>
          </table:table-cell>
          <table:table-cell office:value-type="float" office:value="24702" table:style-name="ce37">
            <text:p><text:s text:c="2"/>24 70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0226" table:style-name="ce37">
            <text:p><text:s text:c="2"/>40 2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39684" table:style-name="ce37">
            <text:p><text:s text:c="2"/>39 68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59327" table:style-name="ce37">
            <text:p><text:s text:c="2"/>59 3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327" table:style-name="ce37">
            <text:p><text:s text:c="2"/>59 327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0897270" table:style-name="ce48">
            <text:p><text:s/>10 897 27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1274" table:style-name="ce48">
            <text:p><text:s text:c="2"/>31 274</text:p>
          </table:table-cell>
          <table:table-cell office:value-type="float" office:value="44314" table:style-name="ce48">
            <text:p><text:s text:c="2"/>44 314</text:p>
          </table:table-cell>
          <table:table-cell office:value-type="float" office:value="367168" table:style-name="ce48">
            <text:p><text:s text:c="2"/>367 168</text:p>
          </table:table-cell>
          <table:table-cell office:value-type="float" office:value="315200" table:style-name="ce48">
            <text:p><text:s text:c="2"/>315 200</text:p>
          </table:table-cell>
          <table:table-cell office:value-type="float" office:value="757956" table:style-name="ce48">
            <text:p><text:s text:c="2"/>757 956</text:p>
          </table:table-cell>
          <table:table-cell office:value-type="float" office:value="10139314" table:style-name="ce48">
            <text:p><text:s/>10 139 314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5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9985" table:style-name="ce36">
            <text:p><text:s text:c="2"/>9 985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61" table:style-name="ce36">
            <text:p><text:s text:c="2"/>10 56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5305" table:style-name="ce36">
            <text:p><text:s text:c="2"/>25 305</text:p>
          </table:table-cell>
          <table:table-cell office:value-type="float" office:value="1571" table:style-name="ce36">
            <text:p><text:s text:c="2"/>1 571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137" table:style-name="ce36">
            <text:p><text:s text:c="2"/>27 13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8894" table:style-name="ce36">
            <text:p><text:s text:c="2"/>8 894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08" table:style-name="ce36">
            <text:p><text:s text:c="2"/>8 90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3613" table:style-name="ce36">
            <text:p><text:s text:c="2"/>43 613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842" table:style-name="ce36">
            <text:p><text:s text:c="2"/>43 84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99628" table:style-name="ce36">
            <text:p><text:s text:c="2"/>99 628</text:p>
          </table:table-cell>
          <table:table-cell office:value-type="float" office:value="2671" table:style-name="ce36">
            <text:p><text:s text:c="2"/>2 671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343" table:style-name="ce36">
            <text:p><text:s text:c="2"/>102 34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8560" table:style-name="ce37">
            <text:p><text:s text:c="2"/>48 560</text:p>
          </table:table-cell>
          <table:table-cell office:value-type="float" office:value="1954" table:style-name="ce37">
            <text:p><text:s text:c="2"/>1 954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843" table:style-name="ce37">
            <text:p><text:s text:c="2"/>50 84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598" table:style-name="ce37">
            <text:p><text:s text:c="2"/>5 598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47" table:style-name="ce37">
            <text:p><text:s text:c="2"/>5 64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4324" table:style-name="ce37">
            <text:p><text:s text:c="2"/>14 324</text:p>
          </table:table-cell>
          <table:table-cell office:value-type="float" office:value="485" table:style-name="ce37">
            <text:p><text:s text:c="3"/>485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76" table:style-name="ce37">
            <text:p><text:s text:c="2"/>15 07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8501" table:style-name="ce37">
            <text:p><text:s text:c="2"/>18 501</text:p>
          </table:table-cell>
          <table:table-cell office:value-type="float" office:value="472" table:style-name="ce37">
            <text:p><text:s text:c="3"/>472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191" table:style-name="ce37">
            <text:p><text:s text:c="2"/>19 191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063" table:style-name="ce37">
            <text:p><text:s text:c="2"/>4 063</text:p>
          </table:table-cell>
          <table:table-cell office:value-type="float" office:value="56610" table:style-name="ce37">
            <text:p><text:s text:c="2"/>56 610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018" table:style-name="ce37">
            <text:p><text:s text:c="2"/>61 01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402" table:style-name="ce36">
            <text:p><text:s text:c="2"/>2 402</text:p>
          </table:table-cell>
          <table:table-cell office:value-type="float" office:value="22122" table:style-name="ce36">
            <text:p><text:s text:c="2"/>22 122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91" table:style-name="ce36">
            <text:p><text:s text:c="2"/>24 59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27" table:style-name="ce36">
            <text:p><text:s text:c="3"/>527</text:p>
          </table:table-cell>
          <table:table-cell office:value-type="float" office:value="8533" table:style-name="ce36">
            <text:p><text:s text:c="2"/>8 5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60" table:style-name="ce36">
            <text:p><text:s text:c="2"/>9 06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31" table:style-name="ce36">
            <text:p><text:s text:c="3"/>431</text:p>
          </table:table-cell>
          <table:table-cell office:value-type="float" office:value="22050" table:style-name="ce36">
            <text:p><text:s text:c="2"/>22 05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93" table:style-name="ce36">
            <text:p><text:s text:c="2"/>22 49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26" table:style-name="ce36">
            <text:p><text:s text:c="3"/>926</text:p>
          </table:table-cell>
          <table:table-cell office:value-type="float" office:value="1183" table:style-name="ce36">
            <text:p><text:s text:c="2"/>1 183</text:p>
          </table:table-cell>
          <table:table-cell office:value-type="float" office:value="19385" table:style-name="ce36">
            <text:p><text:s text:c="2"/>19 3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14" table:style-name="ce36">
            <text:p><text:s text:c="2"/>21 514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328" table:style-name="ce36">
            <text:p><text:s text:c="3"/>328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10890" table:style-name="ce36">
            <text:p><text:s text:c="2"/>10 8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30" table:style-name="ce36">
            <text:p><text:s text:c="2"/>11 63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4" table:style-name="ce37">
            <text:p><text:s text:c="2"/>1 3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4" table:style-name="ce37">
            <text:p><text:s text:c="2"/>1 38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15115" table:style-name="ce37">
            <text:p><text:s text:c="2"/>15 1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7" table:style-name="ce37">
            <text:p><text:s text:c="3"/>61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96" table:style-name="ce37">
            <text:p><text:s text:c="2"/>16 69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107" table:style-name="ce37">
            <text:p><text:s text:c="2"/>214 1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5" table:style-name="ce37">
            <text:p><text:s text:c="3"/>3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4734" table:style-name="ce37">
            <text:p><text:s text:c="2"/>214 73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651" table:style-name="ce37">
            <text:p><text:s text:c="2"/>73 6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3" table:style-name="ce37">
            <text:p><text:s text:c="3"/>3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024" table:style-name="ce37">
            <text:p><text:s text:c="2"/>74 024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0" table:style-name="ce37">
            <text:p><text:s text:c="3"/>530</text:p>
          </table:table-cell>
          <table:table-cell office:value-type="float" office:value="12772" table:style-name="ce37">
            <text:p><text:s text:c="2"/>12 7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585" table:style-name="ce37">
            <text:p><text:s text:c="3"/>585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965" table:style-name="ce37">
            <text:p><text:s text:c="2"/>13 96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919" table:style-name="ce36">
            <text:p><text:s text:c="2"/>103 9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1" table:style-name="ce36">
            <text:p><text:s text:c="3"/>6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" table:style-name="ce36">
            <text:p><text:s text:c="3"/>8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173" table:style-name="ce36">
            <text:p><text:s text:c="2"/>106 17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28" table:style-name="ce36">
            <text:p><text:s text:c="2"/>13 4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56" table:style-name="ce36">
            <text:p><text:s text:c="2"/>13 75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547" table:style-name="ce36">
            <text:p><text:s text:c="2"/>43 5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6" table:style-name="ce36">
            <text:p><text:s text:c="2"/>1 7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2" table:style-name="ce36">
            <text:p><text:s text:c="2"/>2 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488" table:style-name="ce36">
            <text:p><text:s text:c="2"/>47 4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40" table:style-name="ce36">
            <text:p><text:s text:c="2"/>4 5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86" table:style-name="ce36">
            <text:p><text:s text:c="2"/>4 58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84" table:style-name="ce36">
            <text:p><text:s text:c="2"/>17 6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8" table:style-name="ce36">
            <text:p><text:s text:c="2"/>2 5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16" table:style-name="ce36">
            <text:p><text:s text:c="2"/>20 31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056" table:style-name="ce37">
            <text:p><text:s text:c="2"/>1 05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677" table:style-name="ce37">
            <text:p><text:s text:c="2"/>40 6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0" table:style-name="ce37">
            <text:p><text:s text:c="3"/>8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728" table:style-name="ce37">
            <text:p><text:s text:c="2"/>42 72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27487" table:style-name="ce38">
            <text:p><text:s text:c="2"/>27 487</text:p>
          </table:table-cell>
          <table:table-cell office:value-type="float" office:value="261" table:style-name="ce38">
            <text:p><text:s text:c="3"/>26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81" table:style-name="ce38">
            <text:p><text:s text:c="2"/>5 3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382" table:style-name="ce38">
            <text:p><text:s text:c="2"/>33 38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9" table:style-name="ce37">
            <text:p><text:s text:c="3"/>4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309" table:style-name="ce37">
            <text:p><text:s text:c="2"/>20 309</text:p>
          </table:table-cell>
          <table:table-cell office:value-type="float" office:value="349" table:style-name="ce37">
            <text:p><text:s text:c="3"/>3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371" table:style-name="ce37">
            <text:p><text:s text:c="2"/>21 37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8" table:style-name="ce37">
            <text:p><text:s text:c="3"/>4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095" table:style-name="ce37">
            <text:p><text:s text:c="2"/>51 0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95" table:style-name="ce37">
            <text:p><text:s text:c="2"/>3 8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752" table:style-name="ce37">
            <text:p><text:s text:c="2"/>55 75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9595" table:style-name="ce37">
            <text:p><text:s text:c="2"/>9 5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86" table:style-name="ce37">
            <text:p><text:s text:c="2"/>9 8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524" table:style-name="ce36">
            <text:p><text:s text:c="3"/>524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66" table:style-name="ce36">
            <text:p><text:s text:c="2"/>10 9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8" table:style-name="ce36">
            <text:p><text:s text:c="3"/>5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2" table:style-name="ce36">
            <text:p><text:s text:c="2"/>12 09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2076" table:style-name="ce36">
            <text:p><text:s text:c="2"/>2 076</text:p>
          </table:table-cell>
          <table:table-cell office:value-type="float" office:value="791" table:style-name="ce36">
            <text:p><text:s text:c="3"/>791</text:p>
          </table:table-cell>
          <table:table-cell office:value-type="float" office:value="307" table:style-name="ce36">
            <text:p><text:s text:c="3"/>3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8007" table:style-name="ce36">
            <text:p><text:s text:c="2"/>28 007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3" table:style-name="ce36">
            <text:p><text:s text:c="3"/>9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358" table:style-name="ce36">
            <text:p><text:s text:c="2"/>32 3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6" table:style-name="ce36">
            <text:p><text:s text:c="2"/>2 3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719" table:style-name="ce36">
            <text:p><text:s text:c="2"/>27 7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520" table:style-name="ce36">
            <text:p><text:s text:c="2"/>30 5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1" table:style-name="ce36">
            <text:p><text:s text:c="2"/>2 261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72692" table:style-name="ce36">
            <text:p><text:s text:c="2"/>72 692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50" table:style-name="ce36">
            <text:p><text:s text:c="2"/>19 4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271" table:style-name="ce36">
            <text:p><text:s text:c="2"/>95 27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212" table:style-name="ce36">
            <text:p><text:s text:c="3"/>21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149" table:style-name="ce36">
            <text:p><text:s text:c="2"/>2 149</text:p>
          </table:table-cell>
          <table:table-cell office:value-type="float" office:value="65842" table:style-name="ce36">
            <text:p><text:s text:c="2"/>65 8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9" table:style-name="ce36">
            <text:p><text:s text:c="2"/>1 0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740" table:style-name="ce36">
            <text:p><text:s text:c="2"/>69 74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61" table:style-name="ce37">
            <text:p><text:s text:c="2"/>15 4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630" table:style-name="ce37">
            <text:p><text:s text:c="2"/>15 63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29" table:style-name="ce37">
            <text:p><text:s text:c="2"/>1 529</text:p>
          </table:table-cell>
          <table:table-cell office:value-type="float" office:value="326" table:style-name="ce37">
            <text:p><text:s text:c="3"/>326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10" table:style-name="ce37">
            <text:p><text:s text:c="2"/>6 61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19" table:style-name="ce37">
            <text:p><text:s text:c="2"/>8 51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66" table:style-name="ce37">
            <text:p><text:s text:c="2"/>14 266</text:p>
          </table:table-cell>
          <table:table-cell office:value-type="float" office:value="350" table:style-name="ce37">
            <text:p><text:s text:c="3"/>35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54" table:style-name="ce37">
            <text:p><text:s text:c="2"/>14 75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99" table:style-name="ce37">
            <text:p><text:s text:c="2"/>18 899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9" table:style-name="ce37">
            <text:p><text:s text:c="3"/>27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7" table:style-name="ce37">
            <text:p><text:s text:c="3"/>587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660" table:style-name="ce37">
            <text:p><text:s text:c="2"/>20 660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3" table:style-name="ce38">
            <text:p><text:s text:c="3"/>313</text:p>
          </table:table-cell>
          <table:table-cell office:value-type="float" office:value="58692" table:style-name="ce38">
            <text:p><text:s text:c="2"/>58 692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5" table:style-name="ce38">
            <text:p><text:s text:c="3"/>9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147" table:style-name="ce38">
            <text:p><text:s text:c="2"/>60 1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208" table:style-name="ce36">
            <text:p><text:s text:c="3"/>208</text:p>
          </table:table-cell>
          <table:table-cell office:value-type="float" office:value="36702" table:style-name="ce36">
            <text:p><text:s text:c="2"/>36 7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368" table:style-name="ce36">
            <text:p><text:s text:c="2"/>37 3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38" table:style-name="ce36">
            <text:p><text:s text:c="2"/>25 338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52" table:style-name="ce36">
            <text:p><text:s text:c="2"/>25 9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6195" table:style-name="ce36">
            <text:p><text:s text:c="2"/>16 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05" table:style-name="ce36">
            <text:p><text:s text:c="2"/>16 2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895" table:style-name="ce36">
            <text:p><text:s text:c="2"/>51 895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7" table:style-name="ce36">
            <text:p><text:s text:c="3"/>417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514" table:style-name="ce36">
            <text:p><text:s text:c="2"/>53 51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16727" table:style-name="ce36">
            <text:p><text:s text:c="2"/>16 7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6" table:style-name="ce36">
            <text:p><text:s text:c="3"/>9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56" table:style-name="ce36">
            <text:p><text:s text:c="2"/>18 75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62" table:style-name="ce37">
            <text:p><text:s text:c="2"/>10 2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62" table:style-name="ce37">
            <text:p><text:s text:c="2"/>10 26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206" table:style-name="ce37">
            <text:p><text:s text:c="2"/>72 2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2206" table:style-name="ce37">
            <text:p><text:s text:c="2"/>72 20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06" table:style-name="ce37">
            <text:p><text:s text:c="2"/>9 8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06" table:style-name="ce37">
            <text:p><text:s text:c="2"/>9 80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07" table:style-name="ce37">
            <text:p><text:s text:c="2"/>18 8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61" table:style-name="ce37">
            <text:p><text:s text:c="2"/>18 86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1747" table:style-name="ce38">
            <text:p><text:s text:c="2"/>101 7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1747" table:style-name="ce38">
            <text:p><text:s text:c="2"/>101 7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1210" table:style-name="ce36">
            <text:p><text:s text:c="2"/>1 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350" table:style-name="ce36">
            <text:p><text:s text:c="2"/>127 3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0" table:style-name="ce36">
            <text:p><text:s text:c="2"/>2 100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03" table:style-name="ce36">
            <text:p><text:s text:c="2"/>2 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485" table:style-name="ce36">
            <text:p><text:s text:c="2"/>133 4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348" table:style-name="ce36">
            <text:p><text:s text:c="2"/>19 348</text:p>
          </table:table-cell>
          <table:table-cell office:value-type="float" office:value="4209" table:style-name="ce36">
            <text:p><text:s text:c="2"/>4 209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415" table:style-name="ce36">
            <text:p><text:s text:c="2"/>32 415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" table:style-name="ce36">
            <text:p><text:s text:c="3"/>45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233" table:style-name="ce36">
            <text:p><text:s text:c="2"/>57 23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071" table:style-name="ce36">
            <text:p><text:s text:c="2"/>23 071</text:p>
          </table:table-cell>
          <table:table-cell office:value-type="float" office:value="600" table:style-name="ce36">
            <text:p><text:s text:c="3"/>600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730" table:style-name="ce36">
            <text:p><text:s text:c="3"/>7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25" table:style-name="ce36">
            <text:p><text:s text:c="2"/>25 4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823" table:style-name="ce36">
            <text:p><text:s text:c="2"/>29 823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411" table:style-name="ce36">
            <text:p><text:s text:c="2"/>30 4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458" table:style-name="ce36">
            <text:p><text:s text:c="3"/>4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36459" table:style-name="ce36">
            <text:p><text:s text:c="2"/>36 459</text:p>
          </table:table-cell>
          <table:table-cell office:value-type="float" office:value="1515" table:style-name="ce36">
            <text:p><text:s text:c="2"/>1 515</text:p>
          </table:table-cell>
          <table:table-cell office:value-type="float" office:value="327" table:style-name="ce36">
            <text:p><text:s text:c="3"/>327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474" table:style-name="ce36">
            <text:p><text:s text:c="2"/>39 47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4" table:style-name="ce37">
            <text:p><text:s text:c="3"/>3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889" table:style-name="ce37">
            <text:p><text:s text:c="2"/>29 889</text:p>
          </table:table-cell>
          <table:table-cell office:value-type="float" office:value="1879" table:style-name="ce37">
            <text:p><text:s text:c="2"/>1 87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607" table:style-name="ce37">
            <text:p><text:s text:c="3"/>607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992" table:style-name="ce37">
            <text:p><text:s text:c="2"/>32 9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22771" table:style-name="ce38">
            <text:p><text:s text:c="2"/>22 771</text:p>
          </table:table-cell>
          <table:table-cell office:value-type="float" office:value="723" table:style-name="ce38">
            <text:p><text:s text:c="3"/>723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822" table:style-name="ce38">
            <text:p><text:s text:c="2"/>23 82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97" table:style-name="ce38">
            <text:p><text:s text:c="3"/>99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95" table:style-name="ce38">
            <text:p><text:s text:c="2"/>1 695</text:p>
          </table:table-cell>
          <table:table-cell office:value-type="float" office:value="16846" table:style-name="ce38">
            <text:p><text:s text:c="2"/>16 846</text:p>
          </table:table-cell>
          <table:table-cell office:value-type="float" office:value="138" table:style-name="ce38">
            <text:p><text:s text:c="3"/>13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294" table:style-name="ce38">
            <text:p><text:s text:c="3"/>294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700" table:style-name="ce38">
            <text:p><text:s text:c="2"/>20 70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" table:style-name="ce37">
            <text:p><text:s text:c="3"/>188</text:p>
          </table:table-cell>
          <table:table-cell office:value-type="float" office:value="14403" table:style-name="ce37">
            <text:p><text:s text:c="2"/>14 403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856" table:style-name="ce37">
            <text:p><text:s text:c="2"/>14 85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422" table:style-name="ce38">
            <text:p><text:s text:c="3"/>422</text:p>
          </table:table-cell>
          <table:table-cell office:value-type="float" office:value="33540" table:style-name="ce38">
            <text:p><text:s text:c="2"/>33 540</text:p>
          </table:table-cell>
          <table:table-cell office:value-type="float" office:value="409" table:style-name="ce38">
            <text:p><text:s text:c="3"/>4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426" table:style-name="ce38">
            <text:p><text:s text:c="2"/>35 42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52007" table:style-name="ce36">
            <text:p><text:s text:c="2"/>52 007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51" table:style-name="ce36">
            <text:p><text:s text:c="2"/>5 8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712" table:style-name="ce36">
            <text:p><text:s text:c="2"/>58 7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2058" table:style-name="ce36">
            <text:p><text:s text:c="2"/>22 0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23" table:style-name="ce36">
            <text:p><text:s text:c="2"/>22 72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5" table:style-name="ce36">
            <text:p><text:s text:c="3"/>26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350" table:style-name="ce36">
            <text:p><text:s text:c="3"/>35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" table:style-name="ce36">
            <text:p><text:s text:c="3"/>386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64533" table:style-name="ce36">
            <text:p><text:s text:c="2"/>64 533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94" table:style-name="ce36">
            <text:p><text:s text:c="3"/>394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595" table:style-name="ce36">
            <text:p><text:s text:c="3"/>59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7" table:style-name="ce36">
            <text:p><text:s text:c="3"/>357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266" table:style-name="ce36">
            <text:p><text:s text:c="2"/>68 26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51" table:style-name="ce36">
            <text:p><text:s text:c="2"/>16 6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765" table:style-name="ce36">
            <text:p><text:s text:c="2"/>16 7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22626" table:style-name="ce36">
            <text:p><text:s text:c="2"/>22 62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39" table:style-name="ce36">
            <text:p><text:s text:c="2"/>23 13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3" table:style-name="ce38">
            <text:p><text:s text:c="3"/>3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43016" table:style-name="ce38">
            <text:p><text:s text:c="2"/>43 0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1" table:style-name="ce38">
            <text:p><text:s text:c="3"/>1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251" table:style-name="ce38">
            <text:p><text:s text:c="2"/>44 2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67" table:style-name="ce37">
            <text:p><text:s text:c="2"/>11 3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53" table:style-name="ce37">
            <text:p><text:s text:c="2"/>11 45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83064" table:style-name="ce37">
            <text:p><text:s text:c="2"/>83 064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112" table:style-name="ce37">
            <text:p><text:s text:c="2"/>1 112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49" table:style-name="ce37">
            <text:p><text:s text:c="3"/>34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016" table:style-name="ce37">
            <text:p><text:s text:c="2"/>85 01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0" table:style-name="ce37">
            <text:p><text:s text:c="3"/>6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5" table:style-name="ce37">
            <text:p><text:s text:c="3"/>615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38370" table:style-name="ce37">
            <text:p><text:s text:c="2"/>38 370</text:p>
          </table:table-cell>
          <table:table-cell office:value-type="float" office:value="379" table:style-name="ce37">
            <text:p><text:s text:c="3"/>3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044" table:style-name="ce37">
            <text:p><text:s text:c="2"/>41 04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78" table:style-name="ce37">
            <text:p><text:s text:c="2"/>4 678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78" table:style-name="ce37">
            <text:p><text:s text:c="2"/>4 8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6" table:style-name="ce36">
            <text:p><text:s text:c="3"/>416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012" table:style-name="ce36">
            <text:p><text:s text:c="2"/>3 012</text:p>
          </table:table-cell>
          <table:table-cell office:value-type="float" office:value="433" table:style-name="ce36">
            <text:p><text:s text:c="3"/>433</text:p>
          </table:table-cell>
          <table:table-cell office:value-type="float" office:value="78607" table:style-name="ce36">
            <text:p><text:s text:c="2"/>78 607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729" table:style-name="ce36">
            <text:p><text:s text:c="3"/>729</text:p>
          </table:table-cell>
          <table:table-cell office:value-type="float" office:value="1870" table:style-name="ce36">
            <text:p><text:s text:c="2"/>1 87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697" table:style-name="ce36">
            <text:p><text:s text:c="3"/>697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797" table:style-name="ce36">
            <text:p><text:s text:c="2"/>88 7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97" table:style-name="ce36">
            <text:p><text:s text:c="2"/>3 597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95" table:style-name="ce36">
            <text:p><text:s text:c="2"/>3 79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22318" table:style-name="ce36">
            <text:p><text:s text:c="2"/>22 31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4" table:style-name="ce36">
            <text:p><text:s text:c="3"/>6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02" table:style-name="ce36">
            <text:p><text:s text:c="2"/>23 2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39735" table:style-name="ce36">
            <text:p><text:s text:c="2"/>39 735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465" table:style-name="ce36">
            <text:p><text:s text:c="2"/>40 46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7696" table:style-name="ce36">
            <text:p><text:s text:c="2"/>7 696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4" table:style-name="ce36">
            <text:p><text:s text:c="3"/>3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85" table:style-name="ce36">
            <text:p><text:s text:c="2"/>8 78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623" table:style-name="ce37">
            <text:p><text:s text:c="3"/>623</text:p>
          </table:table-cell>
          <table:table-cell office:value-type="float" office:value="482" table:style-name="ce37">
            <text:p><text:s text:c="3"/>482</text:p>
          </table:table-cell>
          <table:table-cell office:value-type="float" office:value="1160" table:style-name="ce37">
            <text:p><text:s text:c="2"/>1 160</text:p>
          </table:table-cell>
          <table:table-cell office:value-type="float" office:value="45217" table:style-name="ce37">
            <text:p><text:s text:c="2"/>45 217</text:p>
          </table:table-cell>
          <table:table-cell office:value-type="float" office:value="1074" table:style-name="ce37">
            <text:p><text:s text:c="2"/>1 074</text:p>
          </table:table-cell>
          <table:table-cell office:value-type="float" office:value="948" table:style-name="ce37">
            <text:p><text:s text:c="3"/>948</text:p>
          </table:table-cell>
          <table:table-cell office:value-type="float" office:value="431" table:style-name="ce37">
            <text:p><text:s text:c="3"/>431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438" table:style-name="ce37">
            <text:p><text:s text:c="3"/>4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792" table:style-name="ce37">
            <text:p><text:s text:c="2"/>50 79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388" table:style-name="ce38">
            <text:p><text:s text:c="3"/>388</text:p>
          </table:table-cell>
          <table:table-cell office:value-type="float" office:value="14981" table:style-name="ce38">
            <text:p><text:s text:c="2"/>14 981</text:p>
          </table:table-cell>
          <table:table-cell office:value-type="float" office:value="674" table:style-name="ce38">
            <text:p><text:s text:c="3"/>6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5" table:style-name="ce38">
            <text:p><text:s text:c="3"/>5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000" table:style-name="ce38">
            <text:p><text:s text:c="2"/>17 00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9670" table:style-name="ce38">
            <text:p><text:s text:c="2"/>19 670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358" table:style-name="ce38">
            <text:p><text:s text:c="2"/>20 358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97" table:style-name="ce37">
            <text:p><text:s text:c="3"/>97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16068" table:style-name="ce37">
            <text:p><text:s text:c="2"/>16 068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39" table:style-name="ce37">
            <text:p><text:s text:c="2"/>16 43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0" table:style-name="ce38">
            <text:p><text:s text:c="3"/>3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458" table:style-name="ce38">
            <text:p><text:s text:c="3"/>458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200" table:style-name="ce38">
            <text:p><text:s text:c="3"/>20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699" table:style-name="ce38">
            <text:p><text:s text:c="3"/>699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400" table:style-name="ce38">
            <text:p><text:s text:c="3"/>400</text:p>
          </table:table-cell>
          <table:table-cell office:value-type="float" office:value="192" table:style-name="ce38">
            <text:p><text:s text:c="3"/>192</text:p>
          </table:table-cell>
          <table:table-cell office:value-type="float" office:value="117" table:style-name="ce38">
            <text:p><text:s text:c="3"/>117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481" table:style-name="ce38">
            <text:p><text:s text:c="3"/>48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344" table:style-name="ce38">
            <text:p><text:s text:c="3"/>344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1050" table:style-name="ce38">
            <text:p><text:s text:c="2"/>1 050</text:p>
          </table:table-cell>
          <table:table-cell office:value-type="float" office:value="2286" table:style-name="ce38">
            <text:p><text:s text:c="2"/>2 286</text:p>
          </table:table-cell>
          <table:table-cell office:value-type="float" office:value="1256" table:style-name="ce38">
            <text:p><text:s text:c="2"/>1 256</text:p>
          </table:table-cell>
          <table:table-cell office:value-type="float" office:value="63213" table:style-name="ce38">
            <text:p><text:s text:c="2"/>63 213</text:p>
          </table:table-cell>
          <table:table-cell office:value-type="float" office:value="528" table:style-name="ce38">
            <text:p><text:s text:c="3"/>528</text:p>
          </table:table-cell>
          <table:table-cell office:value-type="float" office:value="1056" table:style-name="ce38">
            <text:p><text:s text:c="2"/>1 056</text:p>
          </table:table-cell>
          <table:table-cell office:value-type="float" office:value="391" table:style-name="ce38">
            <text:p><text:s text:c="3"/>391</text:p>
          </table:table-cell>
          <table:table-cell office:value-type="float" office:value="320" table:style-name="ce38">
            <text:p><text:s text:c="3"/>320</text:p>
          </table:table-cell>
          <table:table-cell office:value-type="float" office:value="442" table:style-name="ce38">
            <text:p><text:s text:c="3"/>442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72" table:style-name="ce38">
            <text:p><text:s text:c="3"/>7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754" table:style-name="ce38">
            <text:p><text:s text:c="2"/>75 75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90965" table:style-name="ce36">
            <text:p><text:s text:c="2"/>90 965</text:p>
          </table:table-cell>
          <table:table-cell office:value-type="float" office:value="405" table:style-name="ce36">
            <text:p><text:s text:c="3"/>4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442" table:style-name="ce36">
            <text:p><text:s text:c="2"/>91 44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28102" table:style-name="ce36">
            <text:p><text:s text:c="2"/>28 102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791" table:style-name="ce36">
            <text:p><text:s text:c="2"/>28 79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0" table:style-name="ce36">
            <text:p><text:s text:c="3"/>61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198" table:style-name="ce36">
            <text:p><text:s text:c="3"/>198</text:p>
          </table:table-cell>
          <table:table-cell office:value-type="float" office:value="1595" table:style-name="ce36">
            <text:p><text:s text:c="2"/>1 595</text:p>
          </table:table-cell>
          <table:table-cell office:value-type="float" office:value="1237" table:style-name="ce36">
            <text:p><text:s text:c="2"/>1 237</text:p>
          </table:table-cell>
          <table:table-cell office:value-type="float" office:value="60782" table:style-name="ce36">
            <text:p><text:s text:c="2"/>60 782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860" table:style-name="ce36">
            <text:p><text:s text:c="2"/>65 8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838" table:style-name="ce36">
            <text:p><text:s text:c="3"/>838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41942" table:style-name="ce36">
            <text:p><text:s text:c="2"/>41 942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444" table:style-name="ce36">
            <text:p><text:s text:c="3"/>4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343" table:style-name="ce36">
            <text:p><text:s text:c="2"/>44 3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34163" table:style-name="ce36">
            <text:p><text:s text:c="2"/>34 163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0" table:style-name="ce36">
            <text:p><text:s text:c="3"/>8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062" table:style-name="ce36">
            <text:p><text:s text:c="2"/>36 06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643" table:style-name="ce37">
            <text:p><text:s text:c="3"/>643</text:p>
          </table:table-cell>
          <table:table-cell office:value-type="float" office:value="583" table:style-name="ce37">
            <text:p><text:s text:c="3"/>583</text:p>
          </table:table-cell>
          <table:table-cell office:value-type="float" office:value="421" table:style-name="ce37">
            <text:p><text:s text:c="3"/>421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27414" table:style-name="ce37">
            <text:p><text:s text:c="2"/>27 4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671" table:style-name="ce37">
            <text:p><text:s text:c="2"/>30 67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27" table:style-name="ce38">
            <text:p><text:s text:c="3"/>327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82" table:style-name="ce38">
            <text:p><text:s text:c="3"/>382</text:p>
          </table:table-cell>
          <table:table-cell office:value-type="float" office:value="242" table:style-name="ce38">
            <text:p><text:s text:c="3"/>242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839" table:style-name="ce38">
            <text:p><text:s text:c="3"/>839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53859" table:style-name="ce38">
            <text:p><text:s text:c="2"/>53 8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413" table:style-name="ce38">
            <text:p><text:s text:c="2"/>6 4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76" table:style-name="ce38">
            <text:p><text:s text:c="2"/>2 8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212" table:style-name="ce38">
            <text:p><text:s text:c="2"/>65 21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4091" table:style-name="ce38">
            <text:p><text:s text:c="2"/>204 0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5" table:style-name="ce38">
            <text:p><text:s text:c="3"/>3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4436" table:style-name="ce38">
            <text:p><text:s text:c="2"/>204 43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546" table:style-name="ce37">
            <text:p><text:s text:c="2"/>58 5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0" table:style-name="ce37">
            <text:p><text:s text:c="2"/>1 9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466" table:style-name="ce37">
            <text:p><text:s text:c="2"/>60 46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772" table:style-name="ce38">
            <text:p><text:s text:c="3"/>772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7649" table:style-name="ce38">
            <text:p><text:s text:c="2"/>337 6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8995" table:style-name="ce38">
            <text:p><text:s text:c="2"/>338 9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74" table:style-name="ce36">
            <text:p><text:s text:c="2"/>7 6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414" table:style-name="ce36">
            <text:p><text:s text:c="2"/>127 4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097" table:style-name="ce36">
            <text:p><text:s text:c="2"/>135 0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02" table:style-name="ce36">
            <text:p><text:s text:c="2"/>1 402</text:p>
          </table:table-cell>
          <table:table-cell office:value-type="float" office:value="2667" table:style-name="ce36">
            <text:p><text:s text:c="2"/>2 667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147" table:style-name="ce36">
            <text:p><text:s text:c="2"/>132 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404" table:style-name="ce36">
            <text:p><text:s text:c="2"/>136 4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3" table:style-name="ce36">
            <text:p><text:s text:c="2"/>2 403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542" table:style-name="ce36">
            <text:p><text:s text:c="2"/>124 542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37" table:style-name="ce36">
            <text:p><text:s/>(-) <text:s text:c="2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284" table:style-name="ce36">
            <text:p><text:s text:c="2"/>127 28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5" table:style-name="ce36">
            <text:p><text:s text:c="3"/>705</text:p>
          </table:table-cell>
          <table:table-cell office:value-type="float" office:value="351" table:style-name="ce36">
            <text:p><text:s text:c="3"/>351</text:p>
          </table:table-cell>
          <table:table-cell office:value-type="float" office:value="3101" table:style-name="ce36">
            <text:p><text:s text:c="2"/>3 101</text:p>
          </table:table-cell>
          <table:table-cell office:value-type="float" office:value="1225" table:style-name="ce36">
            <text:p><text:s text:c="2"/>1 225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795" table:style-name="ce36">
            <text:p><text:s text:c="3"/>795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387" table:style-name="ce36">
            <text:p><text:s text:c="3"/>387</text:p>
          </table:table-cell>
          <table:table-cell office:value-type="float" office:value="447" table:style-name="ce36">
            <text:p><text:s text:c="3"/>447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435" table:style-name="ce36">
            <text:p><text:s text:c="3"/>435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640" table:style-name="ce36">
            <text:p><text:s text:c="3"/>640</text:p>
          </table:table-cell>
          <table:table-cell office:value-type="float" office:value="1153" table:style-name="ce36">
            <text:p><text:s text:c="2"/>1 1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388" table:style-name="ce36">
            <text:p><text:s text:c="3"/>388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786542" table:style-name="ce36">
            <text:p><text:s text:c="2"/>786 542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-677" table:style-name="ce36">
            <text:p><text:s/>(-) <text:s text:c="2"/>677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98" table:style-name="ce36">
            <text:p><text:s text:c="3"/>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905" table:style-name="ce36">
            <text:p><text:s text:c="3"/>9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1809" table:style-name="ce36">
            <text:p><text:s text:c="2"/>801 8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0" table:style-name="ce36">
            <text:p><text:s text:c="2"/>1 140</text:p>
          </table:table-cell>
          <table:table-cell office:value-type="float" office:value="208021" table:style-name="ce36">
            <text:p><text:s text:c="2"/>208 0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206" table:style-name="ce36">
            <text:p><text:s text:c="2"/>209 20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485" table:style-name="ce37">
            <text:p><text:s text:c="2"/>82 4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13" table:style-name="ce37">
            <text:p><text:s text:c="2"/>2 3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798" table:style-name="ce37">
            <text:p><text:s text:c="2"/>84 79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12" table:style-name="ce38">
            <text:p><text:s text:c="2"/>1 512</text:p>
          </table:table-cell>
          <table:table-cell office:value-type="float" office:value="17483" table:style-name="ce38">
            <text:p><text:s text:c="2"/>17 4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8" table:style-name="ce38">
            <text:p><text:s text:c="2"/>1 7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10" table:style-name="ce38">
            <text:p><text:s text:c="2"/>20 81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607" table:style-name="ce38">
            <text:p><text:s text:c="2"/>35 6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614" table:style-name="ce38">
            <text:p><text:s text:c="2"/>35 61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3" table:style-name="ce37">
            <text:p><text:s text:c="3"/>463</text:p>
          </table:table-cell>
          <table:table-cell office:value-type="float" office:value="1320" table:style-name="ce37">
            <text:p><text:s text:c="2"/>1 320</text:p>
          </table:table-cell>
          <table:table-cell office:value-type="float" office:value="1807" table:style-name="ce37">
            <text:p><text:s text:c="2"/>1 8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382" table:style-name="ce37">
            <text:p><text:s text:c="2"/>83 3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44" table:style-name="ce37">
            <text:p><text:s text:c="2"/>2 7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716" table:style-name="ce37">
            <text:p><text:s text:c="2"/>89 71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963" table:style-name="ce38">
            <text:p><text:s text:c="2"/>20 9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963" table:style-name="ce38">
            <text:p><text:s text:c="2"/>20 96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63" table:style-name="ce36">
            <text:p><text:s text:c="2"/>24 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2" table:style-name="ce36">
            <text:p><text:s text:c="3"/>492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907" table:style-name="ce36">
            <text:p><text:s text:c="2"/>24 90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70" table:style-name="ce36">
            <text:p><text:s text:c="2"/>2 7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820" table:style-name="ce36">
            <text:p><text:s text:c="2"/>202 8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928" table:style-name="ce36">
            <text:p><text:s text:c="2"/>205 92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09" table:style-name="ce36">
            <text:p><text:s text:c="2"/>18 6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2" table:style-name="ce36">
            <text:p><text:s text:c="3"/>31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23" table:style-name="ce36">
            <text:p><text:s text:c="2"/>18 92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600" table:style-name="ce36">
            <text:p><text:s text:c="2"/>42 6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680" table:style-name="ce36">
            <text:p><text:s text:c="2"/>42 6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263" table:style-name="ce36">
            <text:p><text:s text:c="2"/>159 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325" table:style-name="ce36">
            <text:p><text:s text:c="2"/>159 32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2" table:style-name="ce37">
            <text:p><text:s text:c="3"/>6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740" table:style-name="ce37">
            <text:p><text:s text:c="2"/>112 740</text:p>
          </table:table-cell>
          <table:table-cell office:value-type="float" office:value="946" table:style-name="ce37">
            <text:p><text:s text:c="3"/>9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6" table:style-name="ce37">
            <text:p><text:s text:c="2"/>1 49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5971" table:style-name="ce37">
            <text:p><text:s text:c="2"/>115 97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3921" table:style-name="ce38">
            <text:p><text:s text:c="2"/>493 9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8" table:style-name="ce38">
            <text:p><text:s text:c="3"/>4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4419" table:style-name="ce38">
            <text:p><text:s text:c="2"/>494 41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569" table:style-name="ce38">
            <text:p><text:s text:c="3"/>5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675" table:style-name="ce38">
            <text:p><text:s text:c="3"/>675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09" table:style-name="ce38">
            <text:p><text:s text:c="3"/>309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655" table:style-name="ce38">
            <text:p><text:s text:c="3"/>655</text:p>
          </table:table-cell>
          <table:table-cell office:value-type="float" office:value="1496" table:style-name="ce38">
            <text:p><text:s text:c="2"/>1 496</text:p>
          </table:table-cell>
          <table:table-cell office:value-type="float" office:value="886" table:style-name="ce38">
            <text:p><text:s text:c="3"/>886</text:p>
          </table:table-cell>
          <table:table-cell office:value-type="float" office:value="539" table:style-name="ce38">
            <text:p><text:s text:c="3"/>539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2142" table:style-name="ce38">
            <text:p><text:s text:c="2"/>2 142</text:p>
          </table:table-cell>
          <table:table-cell office:value-type="float" office:value="984" table:style-name="ce38">
            <text:p><text:s text:c="3"/>984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392" table:style-name="ce38">
            <text:p><text:s text:c="3"/>392</text:p>
          </table:table-cell>
          <table:table-cell office:value-type="float" office:value="1647" table:style-name="ce38">
            <text:p><text:s text:c="2"/>1 647</text:p>
          </table:table-cell>
          <table:table-cell office:value-type="float" office:value="1031" table:style-name="ce38">
            <text:p><text:s text:c="2"/>1 031</text:p>
          </table:table-cell>
          <table:table-cell office:value-type="float" office:value="1845" table:style-name="ce38">
            <text:p><text:s text:c="2"/>1 845</text:p>
          </table:table-cell>
          <table:table-cell office:value-type="float" office:value="2121" table:style-name="ce38">
            <text:p><text:s text:c="2"/>2 121</text:p>
          </table:table-cell>
          <table:table-cell office:value-type="float" office:value="1482" table:style-name="ce38">
            <text:p><text:s text:c="2"/>1 482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880" table:style-name="ce38">
            <text:p><text:s text:c="3"/>880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679" table:style-name="ce38">
            <text:p><text:s text:c="3"/>679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3439" table:style-name="ce38">
            <text:p><text:s text:c="2"/>3 439</text:p>
          </table:table-cell>
          <table:table-cell office:value-type="float" office:value="524" table:style-name="ce38">
            <text:p><text:s text:c="3"/>524</text:p>
          </table:table-cell>
          <table:table-cell office:value-type="float" office:value="1547" table:style-name="ce38">
            <text:p><text:s text:c="2"/>1 547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2239" table:style-name="ce38">
            <text:p><text:s text:c="2"/>2 239</text:p>
          </table:table-cell>
          <table:table-cell office:value-type="float" office:value="1581" table:style-name="ce38">
            <text:p><text:s text:c="2"/>1 581</text:p>
          </table:table-cell>
          <table:table-cell office:value-type="float" office:value="286" table:style-name="ce38">
            <text:p><text:s text:c="3"/>286</text:p>
          </table:table-cell>
          <table:table-cell office:value-type="float" office:value="432" table:style-name="ce38">
            <text:p><text:s text:c="3"/>432</text:p>
          </table:table-cell>
          <table:table-cell office:value-type="float" office:value="822" table:style-name="ce38">
            <text:p><text:s text:c="3"/>822</text:p>
          </table:table-cell>
          <table:table-cell office:value-type="float" office:value="249" table:style-name="ce38">
            <text:p><text:s text:c="3"/>249</text:p>
          </table:table-cell>
          <table:table-cell office:value-type="float" office:value="941" table:style-name="ce38">
            <text:p><text:s text:c="3"/>941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842" table:style-name="ce38">
            <text:p><text:s text:c="3"/>842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9043" table:style-name="ce38">
            <text:p><text:s text:c="2"/>9 043</text:p>
          </table:table-cell>
          <table:table-cell office:value-type="float" office:value="135432" table:style-name="ce38">
            <text:p><text:s text:c="2"/>135 432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1108" table:style-name="ce38">
            <text:p><text:s text:c="2"/>1 108</text:p>
          </table:table-cell>
          <table:table-cell office:value-type="float" office:value="127" table:style-name="ce38">
            <text:p><text:s text:c="3"/>127</text:p>
          </table:table-cell>
          <table:table-cell office:value-type="float" office:value="1309" table:style-name="ce38">
            <text:p><text:s text:c="2"/>1 309</text:p>
          </table:table-cell>
          <table:table-cell office:value-type="float" office:value="1092" table:style-name="ce38">
            <text:p><text:s text:c="2"/>1 092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531" table:style-name="ce38">
            <text:p><text:s text:c="2"/>1 531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33" table:style-name="ce38">
            <text:p><text:s text:c="3"/>533</text:p>
          </table:table-cell>
          <table:table-cell office:value-type="float" office:value="333" table:style-name="ce38">
            <text:p><text:s text:c="3"/>333</text:p>
          </table:table-cell>
          <table:table-cell office:value-type="float" office:value="306" table:style-name="ce38">
            <text:p><text:s text:c="3"/>3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4173" table:style-name="ce38">
            <text:p><text:s text:c="2"/>184 17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9221" table:style-name="ce37">
            <text:p><text:s text:c="2"/>369 2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9221" table:style-name="ce37">
            <text:p><text:s text:c="2"/>369 221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59" table:style-name="ce38">
            <text:p><text:s text:c="2"/>1 0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9821" table:style-name="ce38">
            <text:p><text:s text:c="2"/>169 8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505" table:style-name="ce38">
            <text:p><text:s text:c="2"/>5 505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6528" table:style-name="ce38">
            <text:p><text:s text:c="2"/>176 52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292" table:style-name="ce36">
            <text:p><text:s text:c="3"/>292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80" table:style-name="ce36">
            <text:p><text:s text:c="3"/>18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655" table:style-name="ce36">
            <text:p><text:s text:c="3"/>655</text:p>
          </table:table-cell>
          <table:table-cell office:value-type="float" office:value="330" table:style-name="ce36">
            <text:p><text:s text:c="3"/>330</text:p>
          </table:table-cell>
          <table:table-cell office:value-type="float" office:value="833" table:style-name="ce36">
            <text:p><text:s text:c="3"/>833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948" table:style-name="ce36">
            <text:p><text:s text:c="3"/>948</text:p>
          </table:table-cell>
          <table:table-cell office:value-type="float" office:value="650" table:style-name="ce36">
            <text:p><text:s text:c="3"/>650</text:p>
          </table:table-cell>
          <table:table-cell office:value-type="float" office:value="1834" table:style-name="ce36">
            <text:p><text:s text:c="2"/>1 834</text:p>
          </table:table-cell>
          <table:table-cell office:value-type="float" office:value="911" table:style-name="ce36">
            <text:p><text:s text:c="3"/>911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321" table:style-name="ce36">
            <text:p><text:s text:c="3"/>321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2" table:style-name="ce36">
            <text:p><text:s text:c="3"/>6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5" table:style-name="ce36">
            <text:p><text:s text:c="3"/>255</text:p>
          </table:table-cell>
          <table:table-cell office:value-type="float" office:value="964" table:style-name="ce36">
            <text:p><text:s text:c="3"/>964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27" table:style-name="ce36">
            <text:p><text:s text:c="2"/>4 7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15" table:style-name="ce36">
            <text:p><text:s text:c="2"/>9 815</text:p>
          </table:table-cell>
          <table:table-cell office:value-type="float" office:value="17289" table:style-name="ce36">
            <text:p><text:s text:c="2"/>17 289</text:p>
          </table:table-cell>
          <table:table-cell office:value-type="float" office:value="1181" table:style-name="ce36">
            <text:p><text:s text:c="2"/>1 181</text:p>
          </table:table-cell>
          <table:table-cell office:value-type="float" office:value="1726" table:style-name="ce36">
            <text:p><text:s text:c="2"/>1 726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750" table:style-name="ce36">
            <text:p><text:s text:c="2"/>46 75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650" table:style-name="ce36">
            <text:p><text:s text:c="2"/>59 6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11" table:style-name="ce36">
            <text:p><text:s text:c="2"/>1 411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217" table:style-name="ce36">
            <text:p><text:s text:c="2"/>61 217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10835" table:style-name="ce36">
            <text:p><text:s text:c="2"/>10 8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266" table:style-name="ce36">
            <text:p><text:s text:c="2"/>88 2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36" table:style-name="ce36">
            <text:p><text:s text:c="2"/>7 036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1" table:style-name="ce36">
            <text:p><text:s text:c="2"/>2 3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705" table:style-name="ce36">
            <text:p><text:s text:c="2"/>108 70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2" table:style-name="ce36">
            <text:p><text:s text:c="3"/>352</text:p>
          </table:table-cell>
          <table:table-cell office:value-type="float" office:value="612" table:style-name="ce36">
            <text:p><text:s text:c="3"/>612</text:p>
          </table:table-cell>
          <table:table-cell office:value-type="float" office:value="2346" table:style-name="ce36">
            <text:p><text:s text:c="2"/>2 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8" table:style-name="ce36">
            <text:p><text:s text:c="3"/>3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52" table:style-name="ce36">
            <text:p><text:s text:c="2"/>36 9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011" table:style-name="ce36">
            <text:p><text:s text:c="2"/>41 01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484" table:style-name="ce36">
            <text:p><text:s text:c="2"/>83 4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484" table:style-name="ce36">
            <text:p><text:s text:c="2"/>83 48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1" table:style-name="ce37">
            <text:p><text:s text:c="3"/>331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311" table:style-name="ce37">
            <text:p><text:s text:c="2"/>107 3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4" table:style-name="ce37">
            <text:p><text:s text:c="3"/>474</text:p>
          </table:table-cell>
          <table:table-cell office:value-type="float" office:value="317" table:style-name="ce37">
            <text:p><text:s text:c="3"/>3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467" table:style-name="ce37">
            <text:p><text:s text:c="2"/>108 46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640" table:style-name="ce38">
            <text:p><text:s text:c="2"/>36 6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640" table:style-name="ce38">
            <text:p><text:s text:c="2"/>36 640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2874" table:style-name="ce38">
            <text:p><text:s text:c="2"/>602 8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2874" table:style-name="ce38">
            <text:p><text:s text:c="2"/>602 87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74" table:style-name="ce37">
            <text:p><text:s text:c="2"/>13 2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74" table:style-name="ce37">
            <text:p><text:s text:c="2"/>13 27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3162" table:style-name="ce38">
            <text:p><text:s text:c="2"/>263 1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3162" table:style-name="ce38">
            <text:p><text:s text:c="2"/>263 16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21" table:style-name="ce36">
            <text:p><text:s text:c="2"/>2 821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99462" table:style-name="ce36">
            <text:p><text:s text:c="2"/>99 4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058" table:style-name="ce36">
            <text:p><text:s text:c="2"/>103 05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933" table:style-name="ce36">
            <text:p><text:s text:c="2"/>165 9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933" table:style-name="ce36">
            <text:p><text:s text:c="2"/>165 933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3" table:style-name="ce36">
            <text:p><text:s text:c="2"/>2 153</text:p>
          </table:table-cell>
          <table:table-cell office:value-type="float" office:value="204007" table:style-name="ce36">
            <text:p><text:s text:c="2"/>204 0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841" table:style-name="ce36">
            <text:p><text:s text:c="2"/>206 84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2" table:style-name="ce36">
            <text:p><text:s text:c="2"/>1 0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5" table:style-name="ce36">
            <text:p><text:s text:c="3"/>65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734" table:style-name="ce36">
            <text:p><text:s text:c="2"/>26 7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429" table:style-name="ce36">
            <text:p><text:s text:c="2"/>28 42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730" table:style-name="ce36">
            <text:p><text:s text:c="2"/>77 7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730" table:style-name="ce36">
            <text:p><text:s text:c="2"/>77 73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08" table:style-name="ce38">
            <text:p><text:s text:c="2"/>6 8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73" table:style-name="ce38">
            <text:p><text:s text:c="2"/>17 5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702" table:style-name="ce38">
            <text:p><text:s text:c="2"/>24 70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591" table:style-name="ce38">
            <text:p><text:s text:c="2"/>39 5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684" table:style-name="ce38">
            <text:p><text:s text:c="2"/>39 684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327" table:style-name="ce38">
            <text:p><text:s text:c="2"/>59 327</text:p>
          </table:table-cell>
          <table:table-cell office:value-type="float" office:value="59327" table:style-name="ce38">
            <text:p><text:s text:c="2"/>59 327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89967" table:style-name="ce39">
            <text:p><text:s text:c="2"/>289 967</text:p>
          </table:table-cell>
          <table:table-cell office:value-type="float" office:value="125461" table:style-name="ce39">
            <text:p><text:s text:c="2"/>125 461</text:p>
          </table:table-cell>
          <table:table-cell office:value-type="float" office:value="31539" table:style-name="ce39">
            <text:p><text:s text:c="2"/>31 539</text:p>
          </table:table-cell>
          <table:table-cell office:value-type="float" office:value="17432" table:style-name="ce39">
            <text:p><text:s text:c="2"/>17 432</text:p>
          </table:table-cell>
          <table:table-cell office:value-type="float" office:value="223960" table:style-name="ce39">
            <text:p><text:s text:c="2"/>223 960</text:p>
          </table:table-cell>
          <table:table-cell office:value-type="float" office:value="74473" table:style-name="ce39">
            <text:p><text:s text:c="2"/>74 473</text:p>
          </table:table-cell>
          <table:table-cell office:value-type="float" office:value="13654" table:style-name="ce39">
            <text:p><text:s text:c="2"/>13 654</text:p>
          </table:table-cell>
          <table:table-cell office:value-type="float" office:value="230599" table:style-name="ce39">
            <text:p><text:s text:c="2"/>230 599</text:p>
          </table:table-cell>
          <table:table-cell office:value-type="float" office:value="47876" table:style-name="ce39">
            <text:p><text:s text:c="2"/>47 876</text:p>
          </table:table-cell>
          <table:table-cell office:value-type="float" office:value="236659" table:style-name="ce39">
            <text:p><text:s text:c="2"/>236 659</text:p>
          </table:table-cell>
          <table:table-cell office:value-type="float" office:value="68231" table:style-name="ce39">
            <text:p><text:s text:c="2"/>68 231</text:p>
          </table:table-cell>
          <table:table-cell office:value-type="float" office:value="15662" table:style-name="ce39">
            <text:p><text:s text:c="2"/>15 662</text:p>
          </table:table-cell>
          <table:table-cell office:value-type="float" office:value="41988" table:style-name="ce39">
            <text:p><text:s text:c="2"/>41 988</text:p>
          </table:table-cell>
          <table:table-cell office:value-type="float" office:value="60079" table:style-name="ce39">
            <text:p><text:s text:c="2"/>60 079</text:p>
          </table:table-cell>
          <table:table-cell office:value-type="float" office:value="38086" table:style-name="ce39">
            <text:p><text:s text:c="2"/>38 086</text:p>
          </table:table-cell>
          <table:table-cell office:value-type="float" office:value="26465" table:style-name="ce39">
            <text:p><text:s text:c="2"/>26 465</text:p>
          </table:table-cell>
          <table:table-cell office:value-type="float" office:value="71607" table:style-name="ce39">
            <text:p><text:s text:c="2"/>71 607</text:p>
          </table:table-cell>
          <table:table-cell office:value-type="float" office:value="18344" table:style-name="ce39">
            <text:p><text:s text:c="2"/>18 344</text:p>
          </table:table-cell>
          <table:table-cell office:value-type="float" office:value="341255" table:style-name="ce39">
            <text:p><text:s text:c="2"/>341 255</text:p>
          </table:table-cell>
          <table:table-cell office:value-type="float" office:value="38476" table:style-name="ce39">
            <text:p><text:s text:c="2"/>38 476</text:p>
          </table:table-cell>
          <table:table-cell office:value-type="float" office:value="130440" table:style-name="ce39">
            <text:p><text:s text:c="2"/>130 440</text:p>
          </table:table-cell>
          <table:table-cell office:value-type="float" office:value="62057" table:style-name="ce39">
            <text:p><text:s text:c="2"/>62 057</text:p>
          </table:table-cell>
          <table:table-cell office:value-type="float" office:value="37901" table:style-name="ce39">
            <text:p><text:s text:c="2"/>37 901</text:p>
          </table:table-cell>
          <table:table-cell office:value-type="float" office:value="55526" table:style-name="ce39">
            <text:p><text:s text:c="2"/>55 526</text:p>
          </table:table-cell>
          <table:table-cell office:value-type="float" office:value="94757" table:style-name="ce39">
            <text:p><text:s text:c="2"/>94 757</text:p>
          </table:table-cell>
          <table:table-cell office:value-type="float" office:value="86485" table:style-name="ce39">
            <text:p><text:s text:c="2"/>86 485</text:p>
          </table:table-cell>
          <table:table-cell office:value-type="float" office:value="101791" table:style-name="ce39">
            <text:p><text:s text:c="2"/>101 791</text:p>
          </table:table-cell>
          <table:table-cell office:value-type="float" office:value="47904" table:style-name="ce39">
            <text:p><text:s text:c="2"/>47 904</text:p>
          </table:table-cell>
          <table:table-cell office:value-type="float" office:value="86174" table:style-name="ce39">
            <text:p><text:s text:c="2"/>86 174</text:p>
          </table:table-cell>
          <table:table-cell office:value-type="float" office:value="79779" table:style-name="ce39">
            <text:p><text:s text:c="2"/>79 779</text:p>
          </table:table-cell>
          <table:table-cell office:value-type="float" office:value="66083" table:style-name="ce39">
            <text:p><text:s text:c="2"/>66 083</text:p>
          </table:table-cell>
          <table:table-cell office:value-type="float" office:value="110126" table:style-name="ce39">
            <text:p><text:s text:c="2"/>110 126</text:p>
          </table:table-cell>
          <table:table-cell office:value-type="float" office:value="126301" table:style-name="ce39">
            <text:p><text:s text:c="2"/>126 301</text:p>
          </table:table-cell>
          <table:table-cell office:value-type="float" office:value="66647" table:style-name="ce39">
            <text:p><text:s text:c="2"/>66 647</text:p>
          </table:table-cell>
          <table:table-cell office:value-type="float" office:value="43753" table:style-name="ce39">
            <text:p><text:s text:c="2"/>43 753</text:p>
          </table:table-cell>
          <table:table-cell office:value-type="float" office:value="65809" table:style-name="ce39">
            <text:p><text:s text:c="2"/>65 809</text:p>
          </table:table-cell>
          <table:table-cell office:value-type="float" office:value="56280" table:style-name="ce39">
            <text:p><text:s text:c="2"/>56 280</text:p>
          </table:table-cell>
          <table:table-cell office:value-type="float" office:value="207730" table:style-name="ce39">
            <text:p><text:s text:c="2"/>207 730</text:p>
          </table:table-cell>
          <table:table-cell office:value-type="float" office:value="59121" table:style-name="ce39">
            <text:p><text:s text:c="2"/>59 121</text:p>
          </table:table-cell>
          <table:table-cell office:value-type="float" office:value="599235" table:style-name="ce39">
            <text:p><text:s text:c="2"/>599 235</text:p>
          </table:table-cell>
          <table:table-cell office:value-type="float" office:value="126448" table:style-name="ce39">
            <text:p><text:s text:c="2"/>126 448</text:p>
          </table:table-cell>
          <table:table-cell office:value-type="float" office:value="860579" table:style-name="ce39">
            <text:p><text:s text:c="2"/>860 579</text:p>
          </table:table-cell>
          <table:table-cell office:value-type="float" office:value="306435" table:style-name="ce39">
            <text:p><text:s text:c="2"/>306 435</text:p>
          </table:table-cell>
          <table:table-cell office:value-type="float" office:value="17769" table:style-name="ce39">
            <text:p><text:s text:c="2"/>17 769</text:p>
          </table:table-cell>
          <table:table-cell office:value-type="float" office:value="36068" table:style-name="ce39">
            <text:p><text:s text:c="2"/>36 068</text:p>
          </table:table-cell>
          <table:table-cell office:value-type="float" office:value="107056" table:style-name="ce39">
            <text:p><text:s text:c="2"/>107 056</text:p>
          </table:table-cell>
          <table:table-cell office:value-type="float" office:value="24686" table:style-name="ce39">
            <text:p><text:s text:c="2"/>24 686</text:p>
          </table:table-cell>
          <table:table-cell office:value-type="float" office:value="204180" table:style-name="ce39">
            <text:p><text:s text:c="2"/>204 180</text:p>
          </table:table-cell>
          <table:table-cell office:value-type="float" office:value="19858" table:style-name="ce39">
            <text:p><text:s text:c="2"/>19 858</text:p>
          </table:table-cell>
          <table:table-cell office:value-type="float" office:value="42686" table:style-name="ce39">
            <text:p><text:s text:c="2"/>42 686</text:p>
          </table:table-cell>
          <table:table-cell office:value-type="float" office:value="159683" table:style-name="ce39">
            <text:p><text:s text:c="2"/>159 683</text:p>
          </table:table-cell>
          <table:table-cell office:value-type="float" office:value="114638" table:style-name="ce39">
            <text:p><text:s text:c="2"/>114 638</text:p>
          </table:table-cell>
          <table:table-cell office:value-type="float" office:value="505382" table:style-name="ce39">
            <text:p><text:s text:c="2"/>505 382</text:p>
          </table:table-cell>
          <table:table-cell office:value-type="float" office:value="504653" table:style-name="ce39">
            <text:p><text:s text:c="2"/>504 653</text:p>
          </table:table-cell>
          <table:table-cell office:value-type="float" office:value="169937" table:style-name="ce39">
            <text:p><text:s text:c="2"/>169 937</text:p>
          </table:table-cell>
          <table:table-cell office:value-type="float" office:value="65672" table:style-name="ce39">
            <text:p><text:s text:c="2"/>65 672</text:p>
          </table:table-cell>
          <table:table-cell office:value-type="float" office:value="88414" table:style-name="ce39">
            <text:p><text:s text:c="2"/>88 414</text:p>
          </table:table-cell>
          <table:table-cell office:value-type="float" office:value="41373" table:style-name="ce39">
            <text:p><text:s text:c="2"/>41 373</text:p>
          </table:table-cell>
          <table:table-cell office:value-type="float" office:value="191989" table:style-name="ce39">
            <text:p><text:s text:c="2"/>191 989</text:p>
          </table:table-cell>
          <table:table-cell office:value-type="float" office:value="36794" table:style-name="ce39">
            <text:p><text:s text:c="2"/>36 794</text:p>
          </table:table-cell>
          <table:table-cell office:value-type="float" office:value="658664" table:style-name="ce39">
            <text:p><text:s text:c="2"/>658 664</text:p>
          </table:table-cell>
          <table:table-cell office:value-type="float" office:value="282137" table:style-name="ce39">
            <text:p><text:s text:c="2"/>282 137</text:p>
          </table:table-cell>
          <table:table-cell office:value-type="float" office:value="100913" table:style-name="ce39">
            <text:p><text:s text:c="2"/>100 913</text:p>
          </table:table-cell>
          <table:table-cell office:value-type="float" office:value="169820" table:style-name="ce39">
            <text:p><text:s text:c="2"/>169 820</text:p>
          </table:table-cell>
          <table:table-cell office:value-type="float" office:value="204623" table:style-name="ce39">
            <text:p><text:s text:c="2"/>204 623</text:p>
          </table:table-cell>
          <table:table-cell office:value-type="float" office:value="29556" table:style-name="ce39">
            <text:p><text:s text:c="2"/>29 556</text:p>
          </table:table-cell>
          <table:table-cell office:value-type="float" office:value="136211" table:style-name="ce39">
            <text:p><text:s text:c="2"/>136 211</text:p>
          </table:table-cell>
          <table:table-cell office:value-type="float" office:value="59327" table:style-name="ce39">
            <text:p><text:s text:c="2"/>59 327</text:p>
          </table:table-cell>
          <table:table-cell office:value-type="float" office:value="9461263" table:style-name="ce39">
            <text:p><text:s/>9 461 263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5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588" table:style-name="ce36">
            <text:p><text:s text:c="2"/>4 58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42" table:style-name="ce36">
            <text:p><text:s text:c="3"/>14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" table:style-name="ce36">
            <text:p><text:s text:c="3"/>1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506" table:style-name="ce36">
            <text:p><text:s text:c="3"/>50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637" table:style-name="ce37">
            <text:p><text:s text:c="2"/>1 63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34" table:style-name="ce37">
            <text:p><text:s text:c="3"/>3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459" table:style-name="ce37">
            <text:p><text:s text:c="2"/>1 459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97" table:style-name="ce37">
            <text:p><text:s text:c="3"/>9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5" table:style-name="ce36">
            <text:p><text:s text:c="3"/>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63" table:style-name="ce36">
            <text:p><text:s text:c="3"/>6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174" table:style-name="ce36">
            <text:p><text:s text:c="2"/>1 174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153" table:style-name="ce36">
            <text:p><text:s text:c="2"/>1 153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274" table:style-name="ce37">
            <text:p><text:s text:c="2"/>6 27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535" table:style-name="ce37">
            <text:p><text:s text:c="2"/>1 53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47432" table:style-name="ce37">
            <text:p><text:s text:c="2"/>47 43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400" table:style-name="ce37">
            <text:p><text:s text:c="2"/>3 40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257" table:style-name="ce36">
            <text:p><text:s text:c="2"/>1 25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9" table:style-name="ce36">
            <text:p><text:s text:c="3"/>3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050" table:style-name="ce36">
            <text:p><text:s text:c="2"/>2 05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" table:style-name="ce36">
            <text:p><text:s text:c="3"/>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540" table:style-name="ce37">
            <text:p><text:s text:c="2"/>1 54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27" table:style-name="ce38">
            <text:p><text:s text:c="3"/>2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297" table:style-name="ce37">
            <text:p><text:s text:c="2"/>2 29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2178" table:style-name="ce37">
            <text:p><text:s text:c="2"/>2 178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236" table:style-name="ce37">
            <text:p><text:s text:c="3"/>23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388" table:style-name="ce36">
            <text:p><text:s text:c="3"/>38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58" table:style-name="ce36">
            <text:p><text:s text:c="3"/>65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614" table:style-name="ce36">
            <text:p><text:s text:c="3"/>61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649" table:style-name="ce36">
            <text:p><text:s text:c="2"/>2 64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5899" table:style-name="ce36">
            <text:p><text:s text:c="2"/>5 89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843" table:style-name="ce37">
            <text:p><text:s text:c="2"/>3 84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248" table:style-name="ce37">
            <text:p><text:s text:c="2"/>1 24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425" table:style-name="ce37">
            <text:p><text:s text:c="2"/>3 42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450" table:style-name="ce37">
            <text:p><text:s text:c="2"/>3 450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8893" table:style-name="ce38">
            <text:p><text:s text:c="2"/>8 8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772" table:style-name="ce36">
            <text:p><text:s text:c="2"/>2 77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33" table:style-name="ce36">
            <text:p><text:s text:c="3"/>3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836" table:style-name="ce36">
            <text:p><text:s text:c="3"/>83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2859" table:style-name="ce36">
            <text:p><text:s text:c="2"/>2 85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77" table:style-name="ce36">
            <text:p><text:s text:c="3"/>27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5732" table:style-name="ce37">
            <text:p><text:s text:c="2"/>5 73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0789" table:style-name="ce37">
            <text:p><text:s text:c="2"/>10 78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587" table:style-name="ce37">
            <text:p><text:s text:c="3"/>58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5021" table:style-name="ce36">
            <text:p><text:s text:c="2"/>25 0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817" table:style-name="ce36">
            <text:p><text:s text:c="3"/>817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0280" table:style-name="ce36">
            <text:p><text:s text:c="2"/>20 28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393" table:style-name="ce36">
            <text:p><text:s text:c="2"/>2 3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9856" table:style-name="ce36">
            <text:p><text:s text:c="2"/>19 85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5545" table:style-name="ce37">
            <text:p><text:s text:c="2"/>15 54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1604" table:style-name="ce38">
            <text:p><text:s text:c="2"/>11 60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6636" table:style-name="ce38">
            <text:p><text:s text:c="2"/>6 63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132" table:style-name="ce37">
            <text:p><text:s text:c="2"/>1 13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828" table:style-name="ce38">
            <text:p><text:s text:c="2"/>9 82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1914" table:style-name="ce36">
            <text:p><text:s text:c="2"/>21 91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444" table:style-name="ce36">
            <text:p><text:s text:c="2"/>5 44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6820" table:style-name="ce36">
            <text:p><text:s text:c="2"/>6 82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334" table:style-name="ce36">
            <text:p><text:s text:c="3"/>33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197" table:style-name="ce36">
            <text:p><text:s text:c="3"/>19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019" table:style-name="ce38">
            <text:p><text:s text:c="2"/>4 01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696" table:style-name="ce37">
            <text:p><text:s text:c="3"/>69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8925" table:style-name="ce37">
            <text:p><text:s text:c="2"/>8 92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0455" table:style-name="ce37">
            <text:p><text:s text:c="2"/>10 45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239" table:style-name="ce37">
            <text:p><text:s text:c="3"/>23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0182" table:style-name="ce36">
            <text:p><text:s text:c="2"/>10 18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2712" table:style-name="ce36">
            <text:p><text:s text:c="2"/>12 712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0540" table:style-name="ce36">
            <text:p><text:s text:c="2"/>10 5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1275" table:style-name="ce36">
            <text:p><text:s text:c="2"/>21 27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9810" table:style-name="ce36">
            <text:p><text:s text:c="2"/>9 81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8178" table:style-name="ce37">
            <text:p><text:s text:c="2"/>18 17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425" table:style-name="ce38">
            <text:p><text:s text:c="2"/>2 42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273" table:style-name="ce38">
            <text:p><text:s text:c="2"/>1 27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811" table:style-name="ce37">
            <text:p><text:s text:c="2"/>3 81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7280" table:style-name="ce38">
            <text:p><text:s text:c="2"/>37 28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0110" table:style-name="ce36">
            <text:p><text:s text:c="2"/>20 11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415" table:style-name="ce36">
            <text:p><text:s text:c="2"/>2 41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0112" table:style-name="ce36">
            <text:p><text:s text:c="2"/>20 1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8689" table:style-name="ce36">
            <text:p><text:s text:c="2"/>18 68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430" table:style-name="ce36">
            <text:p><text:s text:c="2"/>1 43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436" table:style-name="ce37">
            <text:p><text:s text:c="2"/>9 43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1767" table:style-name="ce38">
            <text:p><text:s text:c="2"/>11 76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354" table:style-name="ce38">
            <text:p><text:s text:c="2"/>3 35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88" table:style-name="ce38">
            <text:p><text:s text:c="3"/>38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383" table:style-name="ce36">
            <text:p><text:s text:c="2"/>1 3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764" table:style-name="ce36">
            <text:p><text:s text:c="2"/>1 76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20" table:style-name="ce36">
            <text:p><text:s text:c="3"/>2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235" table:style-name="ce38">
            <text:p><text:s text:c="2"/>2 23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4212" table:style-name="ce37">
            <text:p><text:s text:c="2"/>4 21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9120" table:style-name="ce37">
            <text:p><text:s text:c="2"/>9 12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822" table:style-name="ce37">
            <text:p><text:s text:c="2"/>1 82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3" table:style-name="ce37">
            <text:p><text:s text:c="3"/>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3896" table:style-name="ce36">
            <text:p><text:s text:c="2"/>13 89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9594" table:style-name="ce36">
            <text:p><text:s text:c="2"/>9 5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771" table:style-name="ce36">
            <text:p><text:s text:c="2"/>1 77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2049" table:style-name="ce36">
            <text:p><text:s text:c="2"/>2 0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799" table:style-name="ce36">
            <text:p><text:s text:c="3"/>7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7767" table:style-name="ce37">
            <text:p><text:s text:c="2"/>7 76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3621" table:style-name="ce37">
            <text:p><text:s text:c="2"/>23 62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528" table:style-name="ce37">
            <text:p><text:s text:c="2"/>3 52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3273" table:style-name="ce37">
            <text:p><text:s text:c="2"/>3 27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4398" table:style-name="ce36">
            <text:p><text:s text:c="2"/>4 398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478" table:style-name="ce36">
            <text:p><text:s text:c="2"/>1 47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53624" table:style-name="ce36">
            <text:p><text:s text:c="2"/>53 62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368" table:style-name="ce36">
            <text:p><text:s text:c="2"/>1 36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3976" table:style-name="ce37">
            <text:p><text:s text:c="2"/>3 97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669" table:style-name="ce36">
            <text:p><text:s text:c="3"/>66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469" table:style-name="ce36">
            <text:p><text:s text:c="3"/>46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484" table:style-name="ce36">
            <text:p><text:s text:c="2"/>3 48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678051" table:style-name="ce48">
            <text:p><text:s text:c="2"/>678 051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7Z</dc:date>
    <meta:print-date>2006-08-24T11:49:52Z</meta:print-date>
  </office:meta>
</office:document-meta>
</file>